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0.454cm" fo:min-width="0.355cm" fo:padding-top="0.142cm" fo:padding-bottom="0.142cm" fo:padding-left="0.267cm" fo:padding-right="0.267cm" style:writing-mode="lr-tb"/>
      <style:paragraph-properties style:writing-mode="lr-tb"/>
    </style:style>
    <style:style style:name="gr2" style:family="graphic" style:parent-style-name="standard">
      <style:graphic-properties svg:stroke-color="#000000" draw:textarea-horizontal-align="justify" draw:textarea-vertical-align="top" draw:auto-grow-height="false" fo:min-height="0.639cm" fo:min-width="1.93cm" style:writing-mode="lr-tb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0.478cm" fo:min-width="1.498cm" fo:padding-top="0.142cm" fo:padding-bottom="0.142cm" fo:padding-left="0.267cm" fo:padding-right="0.267cm" style:writing-mode="lr-tb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1.24cm" fo:min-width="1.625cm" fo:padding-top="0.142cm" fo:padding-bottom="0.142cm" fo:padding-left="0.267cm" fo:padding-right="0.267cm" style:writing-mode="lr-tb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5.338cm" fo:min-width="11.332cm" style:writing-mode="lr-tb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58cm" fo:min-width="0.643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0.893cm" fo:min-width="0.897cm" style:writing-mode="lr-tb"/>
      <style:paragraph-properties style:writing-mode="lr-tb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0.766cm" fo:min-width="1.072cm" style:writing-mode="lr-tb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10.511cm" fo:min-width="19.786cm" fo:padding-top="0.142cm" fo:padding-bottom="0.142cm" fo:padding-left="0.267cm" fo:padding-right="0.267cm" style:writing-mode="lr-tb"/>
      <style:paragraph-properties style:writing-mode="lr-tb"/>
    </style:style>
    <style:style style:name="gr10" style:family="graphic" style:parent-style-name="objectwithoutfill">
      <style:graphic-properties svg:stroke-color="#3465a4"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12" style:family="graphic" style:parent-style-name="objectwithoutfill">
      <style:graphic-properties svg:stroke-color="#3465a4" draw:marker-start="Arrow" draw:marker-start-width="0.3cm" draw:marker-end="" draw:marker-end-width="0.3cm" draw:fill="none" draw:textarea-vertical-align="middle"/>
    </style:style>
    <style:style style:name="gr13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478cm" fo:min-width="5.181cm" fo:padding-top="0.142cm" fo:padding-bottom="0.142cm" fo:padding-left="0.267cm" fo:padding-right="0.267cm" style:writing-mode="lr-tb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478cm" fo:min-width="4.172cm" fo:padding-top="0.142cm" fo:padding-bottom="0.142cm" fo:padding-left="0.267cm" fo:padding-right="0.267cm" style:writing-mode="lr-tb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0.478cm" fo:min-width="1.364cm" fo:padding-top="0.142cm" fo:padding-bottom="0.142cm" fo:padding-left="0.267cm" fo:padding-right="0.267cm" style:writing-mode="lr-tb"/>
      <style:paragraph-properties style:writing-mode="lr-tb"/>
    </style:style>
    <style:style style:name="gr16" style:family="graphic" style:parent-style-name="objectwithoutfill">
      <style:graphic-properties svg:stroke-color="#3465a4" draw:marker-start="Symmetric_20_Arrow" draw:marker-start-width="0.3cm" draw:marker-end="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655cm" fo:min-width="0.008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solid" draw:fill-color="#b2b2b2" draw:textarea-horizontal-align="justify" draw:textarea-vertical-align="top" draw:auto-grow-height="false" fo:min-height="6.677cm" fo:min-width="5.63cm" fo:padding-top="0.142cm" fo:padding-bottom="0.142cm" fo:padding-left="0.267cm" fo:padding-right="0.267cm" style:writing-mode="lr-tb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548cm" fo:min-width="3.784cm" fo:padding-top="0.142cm" fo:padding-bottom="0.142cm" fo:padding-left="0.267cm" fo:padding-right="0.267cm" style:writing-mode="lr-tb"/>
      <style:paragraph-properties style:writing-mode="lr-tb"/>
    </style:style>
    <style:style style:name="gr20" style:family="graphic" style:parent-style-name="objectwithoutfill">
      <style:graphic-properties svg:stroke-width="0.106cm" svg:stroke-color="#999999" draw:marker-start="Arrow" draw:marker-start-width="0.459cm" draw:marker-end="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31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297cm"/>
      <style:paragraph-properties style:writing-mode="lr-tb"/>
    </style:style>
    <style:style style:name="gr23" style:family="graphic" style:parent-style-name="objectwithoutfill">
      <style:graphic-properties svg:stroke-width="0.106cm" svg:stroke-color="#00ffff" draw:marker-start="Arrow" draw:marker-start-width="0.459cm" draw:marker-end="" draw:marker-end-width="0.4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132cm"/>
      <style:paragraph-properties style:writing-mode="lr-tb"/>
    </style:style>
    <style:style style:name="gr25" style:family="graphic" style:parent-style-name="objectwithoutfill">
      <style:graphic-properties svg:stroke-width="0.106cm" svg:stroke-color="#000000" draw:marker-start="" draw:marker-start-width="0.458cm" draw:marker-end="" draw:marker-end-width="0.458cm" draw:fill="none" draw:textarea-vertical-align="middle" fo:padding-top="0.177cm" fo:padding-bottom="0.177cm" fo:padding-left="0.302cm" fo:padding-right="0.30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416cm"/>
      <style:paragraph-properties style:writing-mode="lr-tb"/>
    </style:style>
    <style:style style:name="gr27" style:family="graphic" style:parent-style-name="standard">
      <style:graphic-properties svg:stroke-color="#000000" draw:textarea-horizontal-align="justify" draw:textarea-vertical-align="middle" draw:auto-grow-height="false" fo:min-height="0.455cm" fo:min-width="1.151cm" style:writing-mode="lr-tb"/>
      <style:paragraph-properties style:writing-mode="lr-tb"/>
    </style:style>
    <style:style style:name="gr28" style:family="graphic" style:parent-style-name="objectwithoutfill">
      <style:graphic-properties svg:stroke-color="#00ff00" draw:marker-start="Arrow" draw:marker-start-width="0.3cm" draw:marker-end="" draw:marker-end-width="0.3cm" draw:fill="none" draw:textarea-vertical-align="middle"/>
    </style:style>
    <style:style style:name="gr29" style:family="graphic" style:parent-style-name="objectwithoutfill">
      <style:graphic-properties svg:stroke-color="#ff7f00" draw:marker-start="Arrow" draw:marker-start-width="0.3cm" draw:marker-end="" draw:marker-end-width="0.3cm" draw:fill="none" draw:textarea-vertical-align="middle"/>
    </style:style>
    <style:style style:name="gr30" style:family="graphic" style:parent-style-name="objectwithoutfill">
      <style:graphic-properties svg:stroke-color="#ff00ff" draw:marker-start="Arrow" draw:marker-start-width="0.3cm" draw:marker-end="" draw:marker-end-width="0.3cm" draw:fill="none" draw:textarea-vertical-align="middle"/>
    </style:style>
    <style:style style:name="gr3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019cm" fo:min-width="0.044cm" fo:padding-top="0.139cm" fo:padding-bottom="0.139cm" fo:padding-left="0.264cm" fo:padding-right="0.264cm"/>
    </style:style>
    <style:style style:name="gr32" style:family="graphic" style:parent-style-name="objectwithoutfill">
      <style:graphic-properties svg:stroke-width="0.106cm" svg:stroke-color="#000000" draw:marker-start="" draw:marker-start-width="0.459cm" draw:marker-end="" draw:marker-end-width="0.459cm" draw:fill="none" draw:textarea-vertical-align="middle" fo:padding-top="0.178cm" fo:padding-bottom="0.178cm" fo:padding-left="0.303cm" fo:padding-right="0.303cm"/>
    </style:style>
    <style:style style:name="gr33" style:family="graphic" style:parent-style-name="standard">
      <style:graphic-properties svg:stroke-color="#000000" draw:fill-color="#ff00ff" draw:textarea-horizontal-align="justify" draw:textarea-vertical-align="middle" draw:auto-grow-height="false" fo:min-height="0.766cm" fo:min-width="4.072cm" style:writing-mode="lr-tb"/>
      <style:paragraph-properties style:writing-mode="lr-tb"/>
    </style:style>
    <style:style style:name="gr34" style:family="graphic" style:parent-style-name="standard">
      <style:graphic-properties svg:stroke-color="#000000" draw:fill-color="#00ff00" draw:textarea-horizontal-align="justify" draw:textarea-vertical-align="middle" draw:auto-grow-height="false" fo:min-height="0.766cm" fo:min-width="4.072cm" style:writing-mode="lr-tb"/>
      <style:paragraph-properties style:writing-mode="lr-tb"/>
    </style:style>
    <style:style style:name="gr35" style:family="graphic" style:parent-style-name="standard">
      <style:graphic-properties svg:stroke-color="#000000" draw:fill-color="#ff7f00" draw:textarea-horizontal-align="justify" draw:textarea-vertical-align="middle" draw:auto-grow-height="false" fo:min-height="0.766cm" fo:min-width="4.072cm" style:writing-mode="lr-tb"/>
      <style:paragraph-properties style:writing-mode="lr-tb"/>
    </style:style>
    <style:style style:name="gr36" style:family="graphic" style:parent-style-name="standard">
      <style:graphic-properties svg:stroke-color="#000000" draw:fill-color="#729fcf" draw:textarea-horizontal-align="justify" draw:textarea-vertical-align="middle" draw:auto-grow-height="false" fo:min-height="0.766cm" fo:min-width="4.072cm" style:writing-mode="lr-tb"/>
      <style:paragraph-properties style:writing-mode="lr-tb"/>
    </style:style>
    <style:style style:name="gr37" style:family="graphic" style:parent-style-name="objectwithoutfill">
      <style:graphic-properties svg:stroke-color="#729fcf" draw:marker-start="Arrow" draw:marker-start-width="0.3cm" draw:marker-end="" draw:marker-end-width="0.3cm" draw:fill="none" draw:textarea-vertical-align="middle"/>
    </style:style>
    <style:style style:name="gr38" style:family="graphic" style:parent-style-name="standard">
      <style:graphic-properties svg:stroke-color="#000000" draw:fill-color="#b2b2b2" draw:textarea-horizontal-align="justify" draw:textarea-vertical-align="middle" draw:auto-grow-height="false" fo:min-height="0.766cm" fo:min-width="4.072cm" style:writing-mode="lr-tb"/>
      <style:paragraph-properties style:writing-mode="lr-tb"/>
    </style:style>
    <style:style style:name="gr39" style:family="graphic" style:parent-style-name="objectwithoutfill">
      <style:graphic-properties svg:stroke-color="#b2b2b2" draw:marker-start="Arrow" draw:marker-start-width="0.3cm" draw:marker-end="" draw:marker-end-width="0.3cm" draw:fill="none" draw:textarea-vertical-align="middle"/>
    </style:style>
    <style:style style:name="gr40" style:family="graphic" style:parent-style-name="standard">
      <style:graphic-properties svg:stroke-color="#000000" draw:fill-color="#00ffff" draw:textarea-horizontal-align="justify" draw:textarea-vertical-align="middle" draw:auto-grow-height="false" fo:min-height="0.766cm" fo:min-width="4.072cm" style:writing-mode="lr-tb"/>
      <style:paragraph-properties style:writing-mode="lr-tb"/>
    </style:style>
    <style:style style:name="gr41" style:family="graphic" style:parent-style-name="objectwithoutfill">
      <style:graphic-properties svg:stroke-color="#00ffff" draw:marker-start="Arrow" draw:marker-start-width="0.3cm" draw:marker-end="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395cm"/>
      <style:paragraph-properties style:writing-mode="lr-tb"/>
    </style:style>
    <style:style style:name="gr43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1.621cm" fo:min-width="2.387cm" fo:padding-top="0.142cm" fo:padding-bottom="0.142cm" fo:padding-left="0.267cm" fo:padding-right="0.267cm" style:writing-mode="lr-tb"/>
      <style:paragraph-properties style:writing-mode="lr-tb"/>
    </style:style>
    <style:style style:name="gr44" style:family="graphic" style:parent-style-name="objectwithoutfill">
      <style:graphic-properties svg:stroke-width="0.106cm" svg:stroke-color="#9999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19cm"/>
      <style:paragraph-properties style:writing-mode="lr-tb"/>
    </style:style>
    <style:style style:name="gr46" style:family="graphic" style:parent-style-name="standard">
      <style:graphic-properties svg:stroke-color="#000000" draw:fill-color="#00ff00" draw:textarea-horizontal-align="justify" draw:textarea-vertical-align="middle" draw:auto-grow-height="false" fo:min-height="0.893cm" fo:min-width="2.421cm" style:writing-mode="lr-tb"/>
      <style:paragraph-properties style:writing-mode="lr-tb"/>
    </style:style>
    <style:style style:name="gr47" style:family="graphic" style:parent-style-name="standard">
      <style:graphic-properties svg:stroke-color="#000000" draw:fill-color="#ff7f00" draw:textarea-horizontal-align="justify" draw:textarea-vertical-align="middle" draw:auto-grow-height="false" fo:min-height="0.893cm" fo:min-width="2.421cm" style:writing-mode="lr-tb"/>
      <style:paragraph-properties style:writing-mode="lr-tb"/>
    </style:style>
    <style:style style:name="gr48" style:family="graphic" style:parent-style-name="standard">
      <style:graphic-properties svg:stroke-color="#000000" draw:fill-color="#ff00ff" draw:textarea-horizontal-align="justify" draw:textarea-vertical-align="middle" draw:auto-grow-height="false" fo:min-height="0.893cm" fo:min-width="2.421cm" style:writing-mode="lr-tb"/>
      <style:paragraph-properties style:writing-mode="lr-tb"/>
    </style:style>
    <style:style style:name="gr49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224cm" fo:min-width="3.784cm" fo:padding-top="0.142cm" fo:padding-bottom="0.142cm" fo:padding-left="0.267cm" fo:padding-right="0.267cm" style:writing-mode="lr-tb"/>
      <style:paragraph-properties style:writing-mode="lr-tb"/>
    </style:style>
    <style:style style:name="gr50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top" draw:auto-grow-height="false" fo:min-height="1.144cm" fo:min-width="12.42cm" fo:padding-top="0.142cm" fo:padding-bottom="0.142cm" fo:padding-left="0.267cm" fo:padding-right="0.267cm" style:writing-mode="lr-tb"/>
      <style:paragraph-properties style:writing-mode="lr-tb"/>
    </style:style>
    <style:style style:name="gr51" style:family="graphic" style:parent-style-name="standard">
      <style:graphic-properties svg:stroke-color="#000000" draw:textarea-horizontal-align="justify" draw:textarea-vertical-align="middle" draw:auto-grow-height="false" fo:min-height="0.512cm" fo:min-width="1.278cm" style:writing-mode="lr-tb"/>
      <style:paragraph-properties style:writing-mode="lr-tb"/>
    </style:style>
    <style:style style:name="gr52" style:family="graphic" style:parent-style-name="standard">
      <style:graphic-properties svg:stroke-color="#000000" draw:textarea-horizontal-align="justify" draw:textarea-vertical-align="middle" draw:auto-grow-height="false" fo:min-height="0.386cm" fo:min-width="0.817cm" style:writing-mode="lr-tb"/>
      <style:paragraph-properties style:writing-mode="lr-tb"/>
    </style:style>
    <style:style style:name="gr53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548cm" fo:min-width="0cm" fo:padding-top="0.142cm" fo:padding-bottom="0.142cm" fo:padding-left="0.267cm" fo:padding-right="0.267cm" style:writing-mode="lr-tb"/>
      <style:paragraph-properties style:writing-mode="lr-tb"/>
    </style:style>
    <style:style style:name="gr54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548cm" fo:min-width="4.292cm" fo:padding-top="0.142cm" fo:padding-bottom="0.142cm" fo:padding-left="0.267cm" fo:padding-right="0.267cm" style:writing-mode="lr-tb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4cm" fo:min-width="9.366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6.739cm"/>
      <style:paragraph-properties style:writing-mode="lr-tb"/>
    </style:style>
    <style:style style:name="co1" style:family="table-column">
      <style:table-column-properties style:column-width="1.097cm" style:use-optimal-column-width="false"/>
    </style:style>
    <style:style style:name="co2" style:family="table-column">
      <style:table-column-properties style:column-width="1.212cm" style:use-optimal-column-width="false"/>
    </style:style>
    <style:style style:name="co3" style:family="table-column">
      <style:table-column-properties style:column-width="1.616cm" style:use-optimal-column-width="false"/>
    </style:style>
    <style:style style:name="co4" style:family="table-column">
      <style:table-column-properties style:column-width="1.193cm" style:use-optimal-column-width="false"/>
    </style:style>
    <style:style style:name="co5" style:family="table-column">
      <style:table-column-properties style:column-width="1.136cm" style:use-optimal-column-width="false"/>
    </style:style>
    <style:style style:name="co6" style:family="table-column">
      <style:table-column-properties style:column-width="1.577cm" style:use-optimal-column-width="false"/>
    </style:style>
    <style:style style:name="co7" style:family="table-column">
      <style:table-column-properties style:column-width="1.578cm" style:use-optimal-column-width="false"/>
    </style:style>
    <style:style style:name="co8" style:family="table-column">
      <style:table-column-properties style:column-width="1.463cm" style:use-optimal-column-width="false"/>
    </style:style>
    <style:style style:name="co9" style:family="table-column">
      <style:table-column-properties style:column-width="1.231cm" style:use-optimal-column-width="false"/>
    </style:style>
    <style:style style:name="co10" style:family="table-column">
      <style:table-column-properties style:column-width="1.174cm" style:use-optimal-column-width="false"/>
    </style:style>
    <style:style style:name="co11" style:family="table-column">
      <style:table-column-properties style:column-width="2.085cm" style:use-optimal-column-width="false"/>
    </style:style>
    <style:style style:name="co12" style:family="table-column">
      <style:table-column-properties style:column-width="1.347cm" style:use-optimal-column-width="false"/>
    </style:style>
    <style:style style:name="co13" style:family="table-column">
      <style:table-column-properties style:column-width="1.462cm" style:use-optimal-column-width="false"/>
    </style:style>
    <style:style style:name="ro1" style:family="table-row">
      <style:table-row-properties style:row-height="0.86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0.834cm" style:use-optimal-row-height="false"/>
    </style:style>
    <style:style style:name="ce1" style:family="table-cell">
      <style:text-properties fo:font-size="4pt" fo:font-weight="bold" style:font-size-asian="4pt" style:font-weight-asian="bold" style:font-size-complex="4pt" style:font-weight-complex="bold"/>
    </style:style>
    <style:style style:name="ce2" style:family="table-cell">
      <style:text-properties fo:font-size="5pt" fo:font-weight="bold" style:font-size-asian="5pt" style:font-weight-asian="bold" style:font-size-complex="5pt" style:font-weight-complex="bold"/>
    </style:style>
    <style:style style:name="P1" style:family="paragraph">
      <loext:graphic-properties draw:fill-color="#b2b2b2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paragraph-properties fo:text-align="start"/>
      <style:text-properties fo:font-size="14pt"/>
    </style:style>
    <style:style style:name="P3" style:family="paragraph">
      <style:paragraph-properties fo:text-align="start" style:writing-mode="lr-tb"/>
      <style:text-properties fo:font-size="14pt"/>
    </style:style>
    <style:style style:name="P4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-color="#ffffff"/>
      <style:paragraph-properties fo:text-align="start" style:writing-mode="lr-tb"/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start"/>
      <style:text-properties fo:font-size="14pt" style:font-size-asian="14pt" style:font-size-complex="14pt"/>
    </style:style>
    <style:style style:name="P9" style:family="paragraph">
      <style:paragraph-properties fo:text-align="start" style:writing-mode="lr-tb"/>
      <style:text-properties fo:font-size="14pt" style:font-size-asian="14pt" style:font-size-complex="14pt"/>
    </style:style>
    <style:style style:name="P10" style:family="paragraph"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style:paragraph-properties fo:text-align="start" style:writing-mode="lr-tb"/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14" style:family="paragraph">
      <style:paragraph-properties fo:text-align="start" style:writing-mode="lr-tb"/>
      <style:text-properties fo:font-size="11pt" fo:font-weight="bold" style:font-size-asian="11pt" style:font-weight-asian="bold" style:font-size-complex="11pt" style:font-weight-complex="bold"/>
    </style:style>
    <style:style style:name="P15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-color="#b2b2b2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.1cm" fo:margin-bottom="0.1cm" fo:line-height="100%" fo:text-align="center" fo:text-indent="0cm"/>
      <style:text-properties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="solid" draw:fill-color="#b2b2b2"/>
      <style:paragraph-properties fo:margin-left="0cm" fo:margin-right="0cm" fo:margin-top="0.1cm" fo:margin-bottom="0.1cm" fo:line-height="100%" fo:text-align="center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20" style:family="paragraph"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21" style:family="paragraph">
      <loext:graphic-properties draw:fill="none" draw:fill-color="#ffffff"/>
      <style:text-properties fo:font-size="11pt" fo:font-style="italic" style:font-size-asian="11pt" style:font-style-asian="italic" style:font-size-complex="11pt" style:font-style-complex="italic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-color="#ff00ff"/>
      <style:paragraph-properties fo:text-align="start" style:writing-mode="lr-tb"/>
      <style:text-properties fo:font-size="16pt" fo:font-weight="bold" style:font-size-asian="16pt" style:font-weight-asian="bold" style:font-size-complex="16pt" style:font-weight-complex="bold"/>
    </style:style>
    <style:style style:name="P24" style:family="paragraph">
      <loext:graphic-properties draw:fill-color="#00ff00"/>
      <style:paragraph-properties fo:text-align="start" style:writing-mode="lr-tb"/>
      <style:text-properties fo:font-size="16pt" fo:font-weight="bold" style:font-size-asian="16pt" style:font-weight-asian="bold" style:font-size-complex="16pt" style:font-weight-complex="bold"/>
    </style:style>
    <style:style style:name="P25" style:family="paragraph">
      <loext:graphic-properties draw:fill-color="#ff7f00"/>
      <style:paragraph-properties fo:text-align="start" style:writing-mode="lr-tb"/>
      <style:text-properties fo:font-size="16pt" fo:font-weight="bold" style:font-size-asian="16pt" style:font-weight-asian="bold" style:font-size-complex="16pt" style:font-weight-complex="bold"/>
    </style:style>
    <style:style style:name="P26" style:family="paragraph">
      <loext:graphic-properties draw:fill-color="#729fcf"/>
      <style:paragraph-properties fo:text-align="start" style:writing-mode="lr-tb"/>
      <style:text-properties fo:font-size="16pt" fo:font-weight="bold" style:font-size-asian="16pt" style:font-weight-asian="bold" style:font-size-complex="16pt" style:font-weight-complex="bold"/>
    </style:style>
    <style:style style:name="P27" style:family="paragraph">
      <loext:graphic-properties draw:fill-color="#b2b2b2"/>
      <style:paragraph-properties fo:text-align="start" style:writing-mode="lr-tb"/>
      <style:text-properties fo:font-size="16pt" fo:font-weight="bold" style:font-size-asian="16pt" style:font-weight-asian="bold" style:font-size-complex="16pt" style:font-weight-complex="bold"/>
    </style:style>
    <style:style style:name="P28" style:family="paragraph">
      <loext:graphic-properties draw:fill-color="#00ffff"/>
      <style:paragraph-properties fo:text-align="start" style:writing-mode="lr-tb"/>
      <style:text-properties fo:font-size="16pt" fo:font-weight="bold" style:font-size-asian="16pt" style:font-weight-asian="bold" style:font-size-complex="16pt" style:font-weight-complex="bold"/>
    </style:style>
    <style:style style:name="P29" style:family="paragraph">
      <loext:graphic-properties draw:fill="none" draw:fill-color="#ffffff"/>
      <style:text-properties fo:font-size="12pt" fo:font-style="normal" style:font-size-asian="12pt" style:font-style-asian="normal" style:font-size-complex="12pt" style:font-style-complex="normal"/>
    </style:style>
    <style:style style:name="P30" style:family="paragraph">
      <style:paragraph-properties fo:text-align="center"/>
      <style:text-properties fo:font-size="7pt" style:font-size-asian="7pt" style:font-size-complex="7pt"/>
    </style:style>
    <style:style style:name="P31" style:family="paragraph">
      <style:paragraph-properties fo:text-align="center" style:writing-mode="lr-tb"/>
      <style:text-properties fo:font-size="7pt" style:font-size-asian="7pt" style:font-size-complex="7pt"/>
    </style:style>
    <style:style style:name="P32" style:family="paragraph">
      <loext:graphic-properties draw:fill="none" draw:fill-color="#ffffff"/>
      <style:text-properties fo:font-size="6pt" fo:font-weight="bold" style:font-size-asian="6pt" style:font-weight-asian="bold" style:font-size-complex="6pt" style:font-weight-complex="bold"/>
    </style:style>
    <style:style style:name="P33" style:family="paragraph">
      <style:text-properties fo:font-size="4pt" fo:font-weight="bold" style:font-size-asian="4pt" style:font-weight-asian="bold" style:font-size-complex="4pt" style:font-weight-complex="bold"/>
    </style:style>
    <style:style style:name="P34" style:family="paragraph">
      <style:text-properties fo:font-weight="bold" style:font-size-asian="4pt" style:font-weight-asian="bold" style:font-size-complex="4pt" style:font-weight-complex="bold"/>
    </style:style>
    <style:style style:name="P35" style:family="paragraph">
      <style:paragraph-properties fo:margin-left="0cm" fo:margin-right="0cm" fo:margin-top="0cm" fo:margin-bottom="0cm" fo:line-height="100%" fo:text-indent="0cm"/>
      <style:text-properties fo:font-size="4pt" fo:font-weight="bold" style:font-size-asian="4pt" style:font-weight-asian="bold" style:font-size-complex="4pt" style:font-weight-complex="bold"/>
    </style:style>
    <style:style style:name="P36" style:family="paragraph">
      <style:text-properties fo:font-size="5pt" fo:font-weight="bold" style:font-size-asian="5pt" style:font-weight-asian="bold" style:font-size-complex="5pt" style:font-weight-complex="bold"/>
    </style:style>
    <style:style style:name="P37" style:family="paragraph">
      <style:text-properties fo:font-weight="bold" style:font-size-asian="5pt" style:font-weight-asian="bold" style:font-size-complex="5pt" style:font-weight-complex="bold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/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14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WenQuanYi Zen Hei Sharp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11pt" fo:font-style="italic" style:font-size-asian="11pt" style:font-style-asian="italic" style:font-size-complex="11pt" style:font-style-complex="italic"/>
    </style:style>
    <style:style style:name="T8" style:family="text">
      <style:text-properties fo:font-size="12pt" fo:font-style="normal" style:font-size-asian="12pt" style:font-style-asian="normal" style:font-size-complex="12pt" style:font-style-complex="normal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6pt" fo:font-weight="bold" style:font-size-asian="6pt" style:font-weight-asian="bold" style:font-size-complex="6pt" style:font-weight-complex="bold"/>
    </style:style>
    <style:style style:name="T11" style:family="text">
      <style:text-properties fo:font-size="4pt" fo:font-weight="bold" style:font-size-asian="4pt" style:font-weight-asian="bold" style:font-size-complex="4pt" style:font-weight-complex="bold"/>
    </style:style>
    <style:style style:name="T12" style:family="text">
      <style:text-properties fo:font-size="5pt" fo:font-weight="bold" style:font-size-asian="5pt" style:font-weight-asian="bold" style:font-size-complex="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8" draw:id="id78" draw:layer="layout" svg:width="0.889cm" svg:height="0.738cm" svg:x="19.288cm" svg:y="16.4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0" draw:id="id80" draw:layer="layout" svg:width="0.889cm" svg:height="0.738cm" svg:x="19.288cm" svg:y="16.6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3cm" svg:height="0.889cm" svg:x="13.323cm" svg:y="6.235cm">
          <text:p text:style-name="P2"><text:span text:style-name="T1">m_ax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43cm" svg:height="0.889cm" svg:x="13.114cm" svg:y="6.11cm">
          <text:p text:style-name="P2"><text:span text:style-name="T1">m_ax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7" draw:id="id17" draw:layer="layout" svg:width="2.032cm" svg:height="0.762cm" svg:x="17.256cm" svg:y="16.47cm">
          <text:p text:style-name="P4"><text:span text:style-name="T2">rfdc_prim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5" draw:id="id15" draw:layer="layout" svg:width="2.159cm" svg:height="1.524cm" svg:x="18.018cm" svg:y="15.708cm">
          <text:p text:style-name="P4"><text:span text:style-name="T2">rfdc_prim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1.832cm" svg:height="5.588cm" svg:x="16.008cm" svg:y="1.354cm">
          <text:p text:style-name="P5"><text:span text:style-name="T2">LEGEND</text:span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1.143cm" svg:height="0.508cm" svg:x="20.304cm" svg:y="9.1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xml:id="id26" draw:id="id26" draw:layer="layout" svg:width="1.397cm" svg:height="1.143cm" svg:x="1.235cm" svg:y="13.401cm">
          <text:p text:style-name="P8"><text:span text:style-name="T3">in0 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4" draw:id="id4" draw:layer="layout" svg:width="1.397cm" svg:height="1.143cm" svg:x="1.235cm" svg:y="14.971cm">
          <text:p text:style-name="P8"><text:span text:style-name="T3">in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" draw:id="id5" draw:layer="layout" svg:width="1.397cm" svg:height="1.143cm" svg:x="1.235cm" svg:y="16.495cm">
          <text:p text:style-name="P2"><text:span text:style-name="T1">out0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6" draw:id="id6" draw:layer="layout" svg:width="1.397cm" svg:height="1.143cm" svg:x="1.235cm" svg:y="18.019cm">
          <text:p text:style-name="P8"><text:span text:style-name="T3">out1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1" draw:id="id1" draw:layer="layout" svg:width="1.572cm" svg:height="1.016cm" svg:x="17.868cm" svg:y="7.605cm">
          <text:p text:style-name="P7"><text:span text:style-name="T3">ctl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0.32cm" svg:height="10.795cm" svg:x="2.651cm" svg:y="8.596cm">
          <text:p text:style-name="P5"><text:span text:style-name="T2">rfdc.hdl <text:s text:c="60"/></text:span></text:p>
          <text:p text:style-name="P5"><text:span text:style-name="T2"/></text:p>
          <text:p text:style-name="P5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svg:x1="18.654cm" svg:y1="8.621cm" svg:x2="20.747cm" svg:y2="9.715cm" draw:start-shape="id1" draw:start-glue-point="2" draw:end-shape="id2" draw:end-glue-point="0" svg:d="M18654 8621v539h2093v555" svg:viewBox="0 0 2094 1095">
          <text:p/>
        </draw:connector>
        <draw:connector draw:style-name="gr11" draw:text-style-name="P12" draw:layer="layout" svg:x1="6.334cm" svg:y1="15.034cm" svg:x2="5.687cm" svg:y2="15.034cm" svg:d="M6334 15034h-647" svg:viewBox="0 0 648 1">
          <text:p/>
        </draw:connector>
        <draw:connector draw:style-name="gr12" draw:text-style-name="P12" draw:layer="layout" draw:line-skew="-0.172cm" svg:x1="3.286cm" svg:y1="15.987cm" svg:x2="2.632cm" svg:y2="15.542cm" draw:start-shape="id3" draw:start-glue-point="3" draw:end-shape="id4" draw:end-glue-point="1" svg:d="M3286 15987h-508v-445h-146" svg:viewBox="0 0 655 446">
          <text:p/>
        </draw:connector>
        <draw:connector draw:style-name="gr12" draw:text-style-name="P12" draw:layer="layout" draw:line-skew="-0.05cm" svg:x1="2.632cm" svg:y1="17.066cm" svg:x2="3.286cm" svg:y2="16.876cm" draw:start-shape="id5" draw:start-glue-point="1" svg:d="M2632 17066h527v-190h127" svg:viewBox="0 0 655 191">
          <text:p/>
        </draw:connector>
        <draw:connector draw:style-name="gr12" draw:text-style-name="P12" draw:layer="layout" draw:line-skew="0.209cm" svg:x1="2.632cm" svg:y1="18.59cm" svg:x2="3.286cm" svg:y2="18.094cm" draw:start-shape="id6" draw:start-glue-point="1" draw:end-shape="id7" draw:end-glue-point="3" svg:d="M2632 18590h527v-496h127" svg:viewBox="0 0 655 497">
          <text:p/>
        </draw:connector>
        <draw:custom-shape draw:style-name="gr13" draw:text-style-name="P14" xml:id="id8" draw:id="id8" draw:layer="layout" svg:width="5.715cm" svg:height="0.762cm" svg:x="8.246cm" svg:y="14.59cm">
          <text:p text:style-name="P13"><text:span text:style-name="T4">iqstream_to_axis_convert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9" draw:id="id9" draw:layer="layout" svg:width="4.706cm" svg:height="0.762cm" svg:x="3.286cm" svg:y="14.59cm">
          <text:p text:style-name="P13"><text:span text:style-name="T4">iqstream_demarshall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xml:id="id10" draw:id="id10" draw:layer="layout" svg:width="1.898cm" svg:height="0.762cm" svg:x="14.215cm" svg:y="14.59cm">
          <text:p text:style-name="P15"><text:span text:style-name="T5">cdc.fi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2" draw:layer="layout" svg:x1="8.246cm" svg:y1="14.971cm" svg:x2="7.992cm" svg:y2="14.971cm" draw:start-shape="id8" draw:start-glue-point="3" draw:end-shape="id9" draw:end-glue-point="1" svg:d="M8246 14971h-254" svg:viewBox="0 0 255 1">
          <text:p/>
        </draw:connector>
        <draw:connector draw:style-name="gr16" draw:text-style-name="P12" draw:layer="layout" svg:x1="14.215cm" svg:y1="14.971cm" svg:x2="13.961cm" svg:y2="14.971cm" draw:start-shape="id10" draw:start-glue-point="3" draw:end-shape="id8" draw:end-glue-point="1" svg:d="M14215 14971h-254" svg:viewBox="0 0 255 1">
          <text:p/>
        </draw:connector>
        <draw:connector draw:style-name="gr11" draw:text-style-name="P12" draw:layer="layout" svg:x1="6.334cm" svg:y1="16.05cm" svg:x2="5.687cm" svg:y2="16.05cm" svg:d="M6334 16050h-647" svg:viewBox="0 0 648 1">
          <text:p/>
        </draw:connector>
        <draw:custom-shape draw:style-name="gr13" draw:text-style-name="P14" xml:id="id11" draw:id="id11" draw:layer="layout" svg:width="5.715cm" svg:height="0.762cm" svg:x="8.246cm" svg:y="15.606cm">
          <text:p text:style-name="P13"><text:span text:style-name="T4">iqstream_to_axis_convert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3" draw:id="id3" draw:layer="layout" svg:width="4.706cm" svg:height="0.762cm" svg:x="3.286cm" svg:y="15.606cm">
          <text:p text:style-name="P13"><text:span text:style-name="T4">iqstream_demarshall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xml:id="id12" draw:id="id12" draw:layer="layout" svg:width="1.898cm" svg:height="0.762cm" svg:x="14.215cm" svg:y="15.606cm">
          <text:p text:style-name="P15"><text:span text:style-name="T5">cdc.fifo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svg:x1="8.246cm" svg:y1="15.987cm" svg:x2="7.992cm" svg:y2="15.987cm" draw:start-shape="id11" draw:start-glue-point="3" draw:end-shape="id3" draw:end-glue-point="1" svg:d="M8246 15987h-254" svg:viewBox="0 0 255 1">
          <text:p/>
        </draw:connector>
        <draw:connector draw:style-name="gr16" draw:text-style-name="P12" draw:layer="layout" svg:x1="14.215cm" svg:y1="15.987cm" svg:x2="13.961cm" svg:y2="15.987cm" draw:start-shape="id12" draw:start-glue-point="3" draw:end-shape="id11" draw:end-glue-point="1" svg:d="M14215 15987h-254" svg:viewBox="0 0 255 1">
          <text:p/>
        </draw:connector>
        <draw:custom-shape draw:style-name="gr17" draw:text-style-name="P17" draw:layer="layout" svg:width="0.508cm" svg:height="1.905cm" svg:x="16.718cm" svg:y="15.28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6.164cm" svg:height="6.961cm" svg:x="16.553cm" svg:y="11.287cm">
          <text:p text:style-name="P18"><text:span text:style-name="T6">r</text:span><text:span text:style-name="T2">fd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0" xml:id="id21" draw:id="id21" draw:layer="layout" svg:width="4.318cm" svg:height="0.832cm" svg:x="16.875cm" svg:y="12.085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onnector draw:style-name="gr20" draw:text-style-name="P12" draw:layer="layout" draw:line-skew="0.165cm" svg:x1="18.716cm" svg:y1="17.232cm" svg:x2="16.37cm" svg:y2="20.235cm" draw:start-shape="id13" draw:start-glue-point="2" draw:end-shape="id14" svg:d="M18716 17232v1675h-2346v1328" svg:viewBox="0 0 2347 3004">
          <text:p/>
        </draw:connector>
        <draw:frame draw:style-name="gr21" draw:text-style-name="P21" xml:id="id14" draw:id="id14" draw:layer="layout" svg:width="1.819cm" svg:height="0.721cm" svg:x="15.461cm" svg:y="20.235cm">
          <draw:text-box>
            <text:p><text:span text:style-name="T7">rx_clks</text:span></text:p>
          </draw:text-box>
        </draw:frame>
        <draw:connector draw:style-name="gr20" draw:text-style-name="P12" draw:layer="layout" draw:line-skew="0.164cm" svg:x1="19.097cm" svg:y1="17.232cm" svg:x2="19.799cm" svg:y2="20.235cm" draw:start-shape="id15" draw:start-glue-point="2" draw:end-shape="id16" draw:end-glue-point="0" svg:d="M19097 17232v1675h702v1328" svg:viewBox="0 0 703 3004">
          <text:p/>
        </draw:connector>
        <draw:frame draw:style-name="gr22" draw:text-style-name="P21" xml:id="id16" draw:id="id16" draw:layer="layout" svg:width="1.797cm" svg:height="0.721cm" svg:x="18.901cm" svg:y="20.235cm">
          <draw:text-box>
            <text:p><text:span text:style-name="T7">tx_clks</text:span></text:p>
          </draw:text-box>
        </draw:frame>
        <draw:connector draw:style-name="gr23" draw:text-style-name="P12" draw:layer="layout" draw:line-skew="-0.082cm" svg:x1="18.272cm" svg:y1="17.232cm" svg:x2="14.389cm" svg:y2="20.219cm" draw:start-shape="id17" draw:start-glue-point="2" draw:end-shape="id18" svg:d="M18272 17232v1421h-3883v1566" svg:viewBox="0 0 3884 2988">
          <text:p/>
        </draw:connector>
        <draw:frame draw:style-name="gr24" draw:text-style-name="P21" xml:id="id18" draw:id="id18" draw:layer="layout" svg:width="1.632cm" svg:height="0.721cm" svg:x="13.573cm" svg:y="20.219cm">
          <draw:text-box>
            <text:p><text:span text:style-name="T7">sysref</text:span></text:p>
          </draw:text-box>
        </draw:frame>
        <draw:connector draw:style-name="gr25" draw:text-style-name="P12" draw:layer="layout" draw:line-skew="-0.278cm" svg:x1="19.725cm" svg:y1="15.825cm" svg:x2="24.614cm" svg:y2="14.663cm" draw:end-shape="id19" draw:end-glue-point="4" svg:d="M19725 15825v-601h4889v-561" svg:viewBox="0 0 4890 1163">
          <text:p/>
        </draw:connector>
        <draw:frame draw:style-name="gr26" draw:text-style-name="P21" draw:layer="layout" svg:width="1.916cm" svg:height="0.721cm" svg:x="23.101cm" svg:y="15.327cm">
          <draw:text-box>
            <text:p><text:span text:style-name="T7">rf_rxs[1]</text:span></text:p>
          </draw:text-box>
        </draw:frame>
        <draw:frame draw:style-name="gr26" draw:text-style-name="P21" draw:layer="layout" svg:width="1.916cm" svg:height="0.721cm" svg:x="22.874cm" svg:y="14.438cm">
          <draw:text-box>
            <text:p><text:span text:style-name="T7">rf_rxs[0]</text:span></text:p>
          </draw:text-box>
        </draw:frame>
        <draw:connector draw:style-name="gr10" draw:text-style-name="P12" draw:layer="layout" draw:line-skew="0.352cm" svg:x1="20.747cm" svg:y1="10.547cm" svg:x2="21.701cm" svg:y2="12.501cm" draw:start-shape="id2" draw:start-glue-point="2" draw:end-shape="id20" draw:end-glue-point="1" svg:d="M20747 10547v1121h1472v833h-518" svg:viewBox="0 0 1473 1955">
          <text:p/>
        </draw:connector>
        <draw:custom-shape draw:style-name="gr27" draw:text-style-name="P10" xml:id="id22" draw:id="id22" draw:layer="layout" svg:width="1.651cm" svg:height="0.705cm" svg:x="17.637cm" svg:y="14.647cm">
          <text:p text:style-name="P7"><text:span text:style-name="T3">s_axi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svg:x1="19.034cm" svg:y1="12.917cm" svg:x2="18.462cm" svg:y2="14.647cm" draw:start-shape="id21" draw:start-glue-point="2" draw:end-shape="id22" draw:end-glue-point="0" svg:d="M19034 12917v873h-572v857" svg:viewBox="0 0 573 1731">
          <text:p/>
        </draw:connector>
        <draw:connector draw:style-name="gr28" draw:text-style-name="P12" draw:layer="layout" draw:line-skew="0.204cm" svg:x1="16.113cm" svg:y1="18.094cm" svg:x2="17.213cm" svg:y2="16.876cm" draw:start-shape="id23" svg:d="M16113 18094h1013v-1218h87" svg:viewBox="0 0 1101 1219">
          <text:p/>
        </draw:connector>
        <draw:connector draw:style-name="gr28" draw:text-style-name="P12" draw:layer="layout" draw:line-skew="0.077cm" svg:x1="16.113cm" svg:y1="17.078cm" svg:x2="17.213cm" svg:y2="16.368cm" draw:start-shape="id24" draw:start-glue-point="1" svg:d="M16113 17078h886v-710h214" svg:viewBox="0 0 1101 711">
          <text:p/>
        </draw:connector>
        <draw:connector draw:style-name="gr29" draw:text-style-name="P12" draw:layer="layout" draw:line-skew="-0.304cm" svg:x1="17.213cm" svg:y1="15.86cm" svg:x2="16.113cm" svg:y2="15.987cm" draw:end-shape="id12" draw:end-glue-point="1" svg:d="M17213 15860h-595v127h-505" svg:viewBox="0 0 1101 128">
          <text:p/>
        </draw:connector>
        <draw:connector draw:style-name="gr30" draw:text-style-name="P12" draw:layer="layout" svg:x1="17.213cm" svg:y1="15.352cm" svg:x2="16.113cm" svg:y2="14.971cm" draw:end-shape="id10" draw:end-glue-point="1" svg:d="M17213 15352h-291v-381h-809" svg:viewBox="0 0 1101 382">
          <text:p/>
        </draw:connector>
        <draw:custom-shape draw:style-name="gr31" draw:text-style-name="P22" xml:id="id19" draw:id="id19" draw:layer="layout" svg:width="1.143cm" svg:height="0.889cm" draw:transform="rotate (-3.14159265358979) translate (25.184cm 14.66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2" draw:text-style-name="P12" draw:layer="layout" svg:x1="19.695cm" svg:y1="16.403cm" svg:x2="25.033cm" svg:y2="14.952cm" draw:end-shape="id25" draw:end-glue-point="4" svg:d="M19695 16403v-468h5338v-983" svg:viewBox="0 0 5339 1452">
          <text:p/>
        </draw:connector>
        <draw:custom-shape draw:style-name="gr31" draw:text-style-name="P22" xml:id="id25" draw:id="id25" draw:layer="layout" svg:width="1.143cm" svg:height="0.889cm" draw:transform="rotate (-3.14159265358979) translate (25.603cm 14.95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2" draw:text-style-name="P12" draw:layer="layout" draw:line-skew="-0.172cm" svg:x1="3.286cm" svg:y1="14.971cm" svg:x2="2.632cm" svg:y2="13.972cm" draw:start-shape="id9" draw:start-glue-point="3" draw:end-shape="id26" draw:end-glue-point="1" svg:d="M3286 14971h-508v-999h-146" svg:viewBox="0 0 655 1000">
          <text:p/>
        </draw:connector>
        <draw:custom-shape draw:style-name="gr33" draw:text-style-name="P23" xml:id="id27" draw:id="id27" draw:layer="layout" svg:width="4.572cm" svg:height="1.016cm" svg:x="16.324cm" svg:y="4.308cm">
          <text:p text:style-name="P5"><text:span text:style-name="T2">rx_0 clk domain</text:span></text:p>
          <draw:enhanced-geometry svg:viewBox="0 0 21600 21600" draw:type="rectangle" draw:enhanced-path="M 0 0 L 21600 0 21600 21600 0 21600 0 0 Z N"/>
        </draw:custom-shape>
        <draw:connector draw:style-name="gr30" draw:text-style-name="P12" draw:layer="layout" svg:x1="21.876cm" svg:y1="4.841cm" svg:x2="20.896cm" svg:y2="4.816cm" draw:end-shape="id27" draw:end-glue-point="1" svg:d="M21876 4841h-239v-25h-741" svg:viewBox="0 0 981 26">
          <text:p/>
        </draw:connector>
        <draw:custom-shape draw:style-name="gr34" draw:text-style-name="P24" xml:id="id28" draw:id="id28" draw:layer="layout" svg:width="4.572cm" svg:height="1.016cm" svg:x="16.324cm" svg:y="5.578cm">
          <text:p text:style-name="P5"><text:span text:style-name="T2">tx_1 clk domain</text:span></text:p>
          <draw:enhanced-geometry svg:viewBox="0 0 21600 21600" draw:type="rectangle" draw:enhanced-path="M 0 0 L 21600 0 21600 21600 0 21600 0 0 Z N"/>
        </draw:custom-shape>
        <draw:connector draw:style-name="gr28" draw:text-style-name="P12" draw:layer="layout" svg:x1="21.876cm" svg:y1="6.111cm" svg:x2="20.896cm" svg:y2="6.086cm" draw:end-shape="id28" draw:end-glue-point="1" svg:d="M21876 6111h-239v-25h-741" svg:viewBox="0 0 981 26">
          <text:p/>
        </draw:connector>
        <draw:custom-shape draw:style-name="gr35" draw:text-style-name="P25" xml:id="id29" draw:id="id29" draw:layer="layout" svg:width="4.572cm" svg:height="1.016cm" svg:x="22.104cm" svg:y="5.607cm">
          <text:p text:style-name="P5"><text:span text:style-name="T2">rx_1 clk domain</text:span></text:p>
          <draw:enhanced-geometry svg:viewBox="0 0 21600 21600" draw:type="rectangle" draw:enhanced-path="M 0 0 L 21600 0 21600 21600 0 21600 0 0 Z N"/>
        </draw:custom-shape>
        <draw:connector draw:style-name="gr29" draw:text-style-name="P12" draw:layer="layout" svg:x1="27.656cm" svg:y1="6.14cm" svg:x2="26.676cm" svg:y2="6.115cm" draw:end-shape="id29" draw:end-glue-point="1" svg:d="M27656 6140h-239v-25h-741" svg:viewBox="0 0 981 26">
          <text:p/>
        </draw:connector>
        <draw:custom-shape draw:style-name="gr36" draw:text-style-name="P26" xml:id="id30" draw:id="id30" draw:layer="layout" svg:width="4.572cm" svg:height="1.016cm" svg:x="16.324cm" svg:y="3.038cm">
          <text:p text:style-name="P5"><text:span text:style-name="T2">ctl clk domain</text:span></text:p>
          <draw:enhanced-geometry svg:viewBox="0 0 21600 21600" draw:type="rectangle" draw:enhanced-path="M 0 0 L 21600 0 21600 21600 0 21600 0 0 Z N"/>
        </draw:custom-shape>
        <draw:connector draw:style-name="gr37" draw:text-style-name="P12" draw:layer="layout" svg:x1="21.876cm" svg:y1="3.571cm" svg:x2="20.896cm" svg:y2="3.546cm" draw:end-shape="id30" draw:end-glue-point="1" svg:d="M21876 3571h-239v-25h-741" svg:viewBox="0 0 981 26">
          <text:p/>
        </draw:connector>
        <draw:custom-shape draw:style-name="gr38" draw:text-style-name="P27" xml:id="id31" draw:id="id31" draw:layer="layout" svg:width="4.572cm" svg:height="1.016cm" svg:x="22.104cm" svg:y="3.008cm">
          <text:p text:style-name="P5"><text:span text:style-name="T2">(multiple clk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text-style-name="P12" draw:layer="layout" svg:x1="27.656cm" svg:y1="3.541cm" svg:x2="26.676cm" svg:y2="3.516cm" draw:end-shape="id31" draw:end-glue-point="1" svg:d="M27656 3541h-239v-25h-741" svg:viewBox="0 0 981 26">
          <text:p/>
        </draw:connector>
        <draw:custom-shape draw:style-name="gr40" draw:text-style-name="P28" xml:id="id32" draw:id="id32" draw:layer="layout" svg:width="4.572cm" svg:height="1.016cm" svg:x="22.099cm" svg:y="4.341cm">
          <text:p text:style-name="P5"><text:span text:style-name="T2">sys clk domain</text:span></text:p>
          <draw:enhanced-geometry svg:viewBox="0 0 21600 21600" draw:type="rectangle" draw:enhanced-path="M 0 0 L 21600 0 21600 21600 0 21600 0 0 Z N"/>
        </draw:custom-shape>
        <draw:connector draw:style-name="gr41" draw:text-style-name="P12" draw:layer="layout" svg:x1="27.687cm" svg:y1="4.874cm" svg:x2="26.671cm" svg:y2="4.849cm" draw:end-shape="id32" draw:end-glue-point="1" svg:d="M27687 4874h-257v-25h-759" svg:viewBox="0 0 1017 26">
          <text:p/>
        </draw:connector>
        <draw:connector draw:style-name="gr11" draw:text-style-name="P12" draw:layer="layout" svg:x1="6.334cm" svg:y1="17.141cm" svg:x2="5.687cm" svg:y2="17.141cm" svg:d="M6334 17141h-647" svg:viewBox="0 0 648 1">
          <text:p/>
        </draw:connector>
        <draw:custom-shape draw:style-name="gr13" draw:text-style-name="P14" xml:id="id34" draw:id="id34" draw:layer="layout" svg:width="5.715cm" svg:height="0.762cm" svg:x="8.246cm" svg:y="16.697cm">
          <text:p text:style-name="P13"><text:span text:style-name="T4">axis_to_iqstream_convert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33" draw:id="id33" draw:layer="layout" svg:width="4.706cm" svg:height="0.762cm" svg:x="3.286cm" svg:y="16.697cm">
          <text:p text:style-name="P13"><text:span text:style-name="T4">iqstream_marshall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xml:id="id24" draw:id="id24" draw:layer="layout" svg:width="1.898cm" svg:height="0.762cm" svg:x="14.215cm" svg:y="16.697cm">
          <text:p text:style-name="P15"><text:span text:style-name="T5">cdc.fi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2" draw:layer="layout" svg:x1="7.992cm" svg:y1="17.078cm" svg:x2="8.246cm" svg:y2="17.078cm" draw:start-shape="id33" draw:start-glue-point="1" draw:end-shape="id34" draw:end-glue-point="3" svg:d="M7992 17078h254" svg:viewBox="0 0 255 1">
          <text:p/>
        </draw:connector>
        <draw:connector draw:style-name="gr16" draw:text-style-name="P12" draw:layer="layout" svg:x1="13.961cm" svg:y1="17.078cm" svg:x2="14.215cm" svg:y2="17.078cm" draw:start-shape="id34" draw:start-glue-point="1" draw:end-shape="id24" draw:end-glue-point="3" svg:d="M13961 17078h254" svg:viewBox="0 0 255 1">
          <text:p/>
        </draw:connector>
        <draw:connector draw:style-name="gr11" draw:text-style-name="P12" draw:layer="layout" svg:x1="6.334cm" svg:y1="18.157cm" svg:x2="5.687cm" svg:y2="18.157cm" svg:d="M6334 18157h-647" svg:viewBox="0 0 648 1">
          <text:p/>
        </draw:connector>
        <draw:custom-shape draw:style-name="gr13" draw:text-style-name="P14" xml:id="id35" draw:id="id35" draw:layer="layout" svg:width="5.715cm" svg:height="0.762cm" svg:x="8.246cm" svg:y="17.713cm">
          <text:p text:style-name="P13"><text:span text:style-name="T4">axis_to_iqstream_convert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7" draw:id="id7" draw:layer="layout" svg:width="4.706cm" svg:height="0.762cm" svg:x="3.286cm" svg:y="17.713cm">
          <text:p text:style-name="P13"><text:span text:style-name="T4">iqstream_marshall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xml:id="id23" draw:id="id23" draw:layer="layout" svg:width="1.898cm" svg:height="0.762cm" svg:x="14.215cm" svg:y="17.713cm">
          <text:p text:style-name="P15"><text:span text:style-name="T5">cdc.fifo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svg:x1="7.992cm" svg:y1="18.094cm" svg:x2="8.246cm" svg:y2="18.094cm" draw:start-shape="id7" draw:start-glue-point="1" draw:end-shape="id35" draw:end-glue-point="3" svg:d="M7992 18094h254" svg:viewBox="0 0 255 1">
          <text:p/>
        </draw:connector>
        <draw:connector draw:style-name="gr16" draw:text-style-name="P12" draw:layer="layout" svg:x1="13.961cm" svg:y1="18.094cm" svg:x2="14.215cm" svg:y2="18.094cm" draw:start-shape="id35" draw:start-glue-point="1" draw:end-shape="id23" draw:end-glue-point="3" svg:d="M13961 18094h254" svg:viewBox="0 0 255 1">
          <text:p/>
        </draw:connector>
        <draw:connector draw:style-name="gr25" draw:text-style-name="P12" draw:layer="controls" svg:x1="20.177cm" svg:y1="16.279cm" svg:x2="26.195cm" svg:y2="15.456cm" draw:start-shape="id13" draw:start-glue-point="1" draw:end-shape="id36" draw:end-glue-point="4" svg:d="M20177 16279h6018v-823" svg:viewBox="0 0 6019 824">
          <text:p/>
        </draw:connector>
        <draw:frame draw:style-name="gr42" draw:text-style-name="P21" draw:layer="controls" svg:width="1.895cm" svg:height="0.721cm" svg:x="24.58cm" svg:y="17.105cm">
          <draw:text-box>
            <text:p><text:span text:style-name="T7">rf_txs[1]</text:span></text:p>
          </draw:text-box>
        </draw:frame>
        <draw:frame draw:style-name="gr42" draw:text-style-name="P21" draw:layer="controls" svg:width="1.895cm" svg:height="0.721cm" svg:x="24.453cm" svg:y="16.216cm">
          <draw:text-box>
            <text:p><text:span text:style-name="T7">rf_txs[0]</text:span></text:p>
          </draw:text-box>
        </draw:frame>
        <draw:custom-shape draw:style-name="gr31" draw:text-style-name="P22" xml:id="id36" draw:id="id36" draw:layer="controls" svg:width="1.143cm" svg:height="0.889cm" draw:transform="rotate (-3.14159265358979) translate (26.765cm 15.45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2" draw:text-style-name="P12" draw:layer="controls" draw:line-skew="0.718cm" svg:x1="20.177cm" svg:y1="16.47cm" svg:x2="26.614cm" svg:y2="16.545cm" draw:start-shape="id15" draw:start-glue-point="1" draw:end-shape="id37" draw:end-glue-point="4" svg:d="M20177 16470h3737v590h2700v-515" svg:viewBox="0 0 6438 591">
          <text:p/>
        </draw:connector>
        <draw:custom-shape draw:style-name="gr31" draw:text-style-name="P22" xml:id="id37" draw:id="id37" draw:layer="controls" svg:width="1.143cm" svg:height="0.889cm" draw:transform="rotate (-3.14159265358979) translate (27.184cm 16.5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1" xml:id="id13" draw:id="id13" draw:layer="layout" svg:width="2.921cm" svg:height="1.905cm" svg:x="17.256cm" svg:y="15.327cm">
          <text:p text:style-name="P4"><text:span text:style-name="T2">rfdc_prim</text:span></text:p>
          <draw:enhanced-geometry svg:viewBox="0 0 21600 21600" draw:type="rectangle" draw:enhanced-path="M 0 0 L 21600 0 21600 21600 0 21600 0 0 Z N"/>
        </draw:custom-shape>
        <draw:line draw:style-name="gr44" draw:text-style-name="P12" draw:layer="layout" svg:x1="16.013cm" svg:y1="20.126cm" svg:x2="16.648cm" svg:y2="19.618cm">
          <text:p/>
        </draw:line>
        <draw:frame draw:style-name="gr45" draw:text-style-name="P29" draw:layer="layout" svg:width="1.819cm" svg:height="0.725cm" svg:x="16.507cm" svg:y="19.491cm">
          <draw:text-box>
            <text:p><text:span text:style-name="T8">2</text:span></text:p>
          </draw:text-box>
        </draw:frame>
        <draw:line draw:style-name="gr44" draw:text-style-name="P12" draw:layer="layout" svg:x1="19.515cm" svg:y1="20.094cm" svg:x2="20.15cm" svg:y2="19.586cm">
          <text:p/>
        </draw:line>
        <draw:frame draw:style-name="gr45" draw:text-style-name="P29" draw:layer="layout" svg:width="1.819cm" svg:height="0.725cm" svg:x="20.009cm" svg:y="19.459cm">
          <draw:text-box>
            <text:p><text:span text:style-name="T8">1</text:span></text:p>
          </draw:text-box>
        </draw:frame>
        <draw:custom-shape draw:style-name="gr46" draw:text-style-name="P24" draw:layer="layout" svg:width="2.921cm" svg:height="1.143cm" svg:x="19.615cm" svg:y="13.392cm">
          <text:p text:style-name="P5"><text:span text:style-name="T2">cdc.reset</text:span></text:p>
          <draw:enhanced-geometry svg:viewBox="0 0 21600 21600" draw:type="rectangle" draw:enhanced-path="M 0 0 L 21600 0 21600 21600 0 21600 0 0 Z N"/>
        </draw:custom-shape>
        <draw:custom-shape draw:style-name="gr47" draw:text-style-name="P25" draw:layer="layout" svg:width="2.921cm" svg:height="1.143cm" svg:x="19.515cm" svg:y="13.292cm">
          <text:p text:style-name="P5"><text:span text:style-name="T2">cdc.reset</text:span>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2.921cm" svg:height="1.143cm" svg:x="19.415cm" svg:y="13.192cm">
          <text:p text:style-name="P5"><text:span text:style-name="T2">cdc.reset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svg:x1="14.881cm" svg:y1="7.985cm" svg:x2="13.961cm" svg:y2="5.615cm" draw:start-shape="id38" draw:start-glue-point="0" draw:end-shape="id39" draw:end-glue-point="1" svg:d="M14881 7985v-2370h-920" svg:viewBox="0 0 921 2371">
          <text:p/>
        </draw:connector>
        <draw:connector draw:style-name="gr10" draw:text-style-name="P12" draw:layer="layout" draw:line-skew="0.473cm 0.827cm" svg:x1="13.481cm" svg:y1="7.985cm" svg:x2="13.752cm" svg:y2="5.49cm" draw:start-shape="id40" draw:start-glue-point="0" draw:end-shape="id41" draw:end-glue-point="1" svg:d="M13481 7985v-558h1616v-1937h-1345" svg:viewBox="0 0 1617 2496">
          <text:p/>
        </draw:connector>
        <draw:custom-shape draw:style-name="gr2" draw:text-style-name="P3" draw:layer="layout" svg:width="2.43cm" svg:height="0.889cm" svg:x="11.415cm" svg:y="2.61cm">
          <text:p text:style-name="P2"><text:span text:style-name="T1">m_ax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0" xml:id="id43" draw:id="id43" draw:layer="layout" svg:width="4.318cm" svg:height="0.832cm" svg:x="7.735cm" svg:y="1.574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49" draw:text-style-name="P20" xml:id="id45" draw:id="id45" draw:layer="layout" svg:width="4.318cm" svg:height="0.508cm" svg:x="7.735cm" svg:y="1.409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50" draw:text-style-name="P11" draw:layer="layout" svg:width="12.954cm" svg:height="1.428cm" svg:x="1.001cm" svg:y="1.182cm">
          <text:p text:style-name="P5"><text:span text:style-name="T2">rfdc_dac_config_0.hdl <text:s text:c="35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0" draw:layer="layout" svg:width="4.318cm" svg:height="0.832cm" svg:x="7.735cm" svg:y="1.374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draw:line-skew="-0.952cm 0.54cm" svg:x1="9.281cm" svg:y1="7.985cm" svg:x2="12.053cm" svg:y2="1.99cm" draw:start-shape="id42" draw:start-glue-point="0" draw:end-shape="id43" draw:end-glue-point="1" svg:d="M9281 7985v-3733h3830v-2262h-1058" svg:viewBox="0 0 3831 5996">
          <text:p/>
        </draw:connector>
        <draw:custom-shape draw:style-name="gr51" draw:text-style-name="P10" xml:id="id44" draw:id="id44" draw:layer="layout" svg:width="1.778cm" svg:height="0.762cm" svg:x="11.937cm" svg:y="0.42cm">
          <text:p text:style-name="P7"><text:span text:style-name="T3">ctl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svg:x1="12.826cm" svg:y1="1.182cm" svg:x2="12.053cm" svg:y2="1.663cm" draw:start-shape="id44" draw:start-glue-point="2" draw:end-shape="id45" draw:end-glue-point="1" svg:d="M12826 1182v481h-773" svg:viewBox="0 0 774 482">
          <text:p/>
        </draw:connector>
        <draw:custom-shape draw:style-name="gr2" draw:text-style-name="P3" draw:layer="layout" svg:width="2.43cm" svg:height="0.889cm" svg:x="11.206cm" svg:y="2.485cm">
          <text:p text:style-name="P2"><text:span text:style-name="T1">m_ax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0" xml:id="id47" draw:id="id47" draw:layer="layout" svg:width="4.318cm" svg:height="0.832cm" svg:x="7.526cm" svg:y="1.449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49" draw:text-style-name="P20" xml:id="id49" draw:id="id49" draw:layer="layout" svg:width="4.318cm" svg:height="0.508cm" svg:x="7.526cm" svg:y="1.284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50" draw:text-style-name="P11" draw:layer="layout" svg:width="12.954cm" svg:height="1.428cm" svg:x="0.792cm" svg:y="1.057cm">
          <text:p text:style-name="P5"><text:span text:style-name="T2">rfdc_dac_config_0.hdl <text:s text:c="35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0" draw:layer="layout" svg:width="4.318cm" svg:height="0.832cm" svg:x="7.526cm" svg:y="1.249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draw:line-skew="-1.017cm 0.495cm" svg:x1="7.881cm" svg:y1="7.985cm" svg:x2="11.844cm" svg:y2="1.865cm" draw:start-shape="id46" draw:start-glue-point="0" draw:end-shape="id47" draw:end-glue-point="1" svg:d="M7881 7985v-3860h4976v-2260h-1013" svg:viewBox="0 0 4977 6121">
          <text:p/>
        </draw:connector>
        <draw:custom-shape draw:style-name="gr51" draw:text-style-name="P10" xml:id="id48" draw:id="id48" draw:layer="layout" svg:width="1.778cm" svg:height="0.762cm" svg:x="11.728cm" svg:y="0.295cm">
          <text:p text:style-name="P7"><text:span text:style-name="T3">ctl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svg:x1="12.617cm" svg:y1="1.057cm" svg:x2="11.844cm" svg:y2="1.538cm" draw:start-shape="id48" draw:start-glue-point="2" draw:end-shape="id49" draw:end-glue-point="1" svg:d="M12617 1057v481h-773" svg:viewBox="0 0 774 482">
          <text:p/>
        </draw:connector>
        <draw:custom-shape draw:style-name="gr2" draw:text-style-name="P3" draw:layer="layout" svg:width="2.43cm" svg:height="0.889cm" svg:x="10.997cm" svg:y="2.36cm">
          <text:p text:style-name="P2"><text:span text:style-name="T1">m_ax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0" xml:id="id51" draw:id="id51" draw:layer="layout" svg:width="4.318cm" svg:height="0.832cm" svg:x="7.317cm" svg:y="1.324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49" draw:text-style-name="P20" xml:id="id53" draw:id="id53" draw:layer="layout" svg:width="4.318cm" svg:height="0.508cm" svg:x="7.317cm" svg:y="1.159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50" draw:text-style-name="P11" draw:layer="layout" svg:width="12.954cm" svg:height="1.428cm" svg:x="0.583cm" svg:y="0.932cm">
          <text:p text:style-name="P5"><text:span text:style-name="T2">rfdc_dac_config_0.hdl <text:s text:c="35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0" draw:layer="layout" svg:width="4.318cm" svg:height="0.832cm" svg:x="7.317cm" svg:y="1.124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draw:line-skew="-1.081cm 0.45cm" svg:x1="6.481cm" svg:y1="7.985cm" svg:x2="11.635cm" svg:y2="1.74cm" draw:start-shape="id50" draw:start-glue-point="0" draw:end-shape="id51" draw:end-glue-point="1" svg:d="M6481 7985v-3987h6122v-2258h-968" svg:viewBox="0 0 6123 6246">
          <text:p/>
        </draw:connector>
        <draw:custom-shape draw:style-name="gr51" draw:text-style-name="P10" xml:id="id52" draw:id="id52" draw:layer="layout" svg:width="1.778cm" svg:height="0.762cm" svg:x="11.519cm" svg:y="0.17cm">
          <text:p text:style-name="P7"><text:span text:style-name="T3">ctl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svg:x1="12.408cm" svg:y1="0.932cm" svg:x2="11.635cm" svg:y2="1.413cm" draw:start-shape="id52" draw:start-glue-point="2" draw:end-shape="id53" draw:end-glue-point="1" svg:d="M12408 932v481h-773" svg:viewBox="0 0 774 482">
          <text:p/>
        </draw:connector>
        <draw:custom-shape draw:style-name="gr2" draw:text-style-name="P3" draw:layer="layout" svg:width="2.43cm" svg:height="0.889cm" svg:x="10.788cm" svg:y="2.235cm">
          <text:p text:style-name="P2"><text:span text:style-name="T1">m_ax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0" xml:id="id55" draw:id="id55" draw:layer="layout" svg:width="4.318cm" svg:height="0.832cm" svg:x="7.108cm" svg:y="1.199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49" draw:text-style-name="P20" xml:id="id57" draw:id="id57" draw:layer="layout" svg:width="4.318cm" svg:height="0.508cm" svg:x="7.108cm" svg:y="1.034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50" draw:text-style-name="P11" draw:layer="layout" svg:width="12.954cm" svg:height="1.428cm" svg:x="0.374cm" svg:y="0.807cm">
          <text:p text:style-name="P5"><text:span text:style-name="T2">rfdc_dac_config_0.hdl <text:s text:c="35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0" draw:layer="layout" svg:width="4.318cm" svg:height="0.832cm" svg:x="7.108cm" svg:y="0.999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draw:line-skew="-1.146cm 0.532cm" svg:x1="5.081cm" svg:y1="7.985cm" svg:x2="11.426cm" svg:y2="1.615cm" draw:start-shape="id54" draw:start-glue-point="0" draw:end-shape="id55" draw:end-glue-point="1" svg:d="M5081 7985v-4114h7395v-2256h-1050" svg:viewBox="0 0 7396 6371">
          <text:p/>
        </draw:connector>
        <draw:custom-shape draw:style-name="gr51" draw:text-style-name="P10" xml:id="id56" draw:id="id56" draw:layer="layout" svg:width="1.778cm" svg:height="0.762cm" svg:x="11.31cm" svg:y="0.045cm">
          <text:p text:style-name="P7"><text:span text:style-name="T3">ctl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svg:x1="12.199cm" svg:y1="0.807cm" svg:x2="11.426cm" svg:y2="1.288cm" draw:start-shape="id56" draw:start-glue-point="2" draw:end-shape="id57" draw:end-glue-point="1" svg:d="M12199 807v481h-773" svg:viewBox="0 0 774 482">
          <text:p/>
        </draw:connector>
        <draw:custom-shape draw:style-name="gr52" draw:text-style-name="P31" xml:id="id54" draw:id="id54" draw:layer="layout" svg:width="1.317cm" svg:height="0.636cm" svg:x="4.423cm" svg:y="7.985cm">
          <text:p text:style-name="P30"><text:span text:style-name="T9">s_dac0_axi</text:span></text:p>
          <draw:enhanced-geometry svg:viewBox="0 0 21600 21600" draw:type="rectangle" draw:enhanced-path="M 0 0 L 21600 0 21600 21600 0 21600 0 0 Z N"/>
        </draw:custom-shape>
        <draw:custom-shape draw:style-name="gr52" draw:text-style-name="P31" xml:id="id50" draw:id="id50" draw:layer="layout" svg:width="1.317cm" svg:height="0.636cm" svg:x="5.823cm" svg:y="7.985cm">
          <text:p text:style-name="P30"><text:span text:style-name="T9">s_dac1_axi</text:span></text:p>
          <draw:enhanced-geometry svg:viewBox="0 0 21600 21600" draw:type="rectangle" draw:enhanced-path="M 0 0 L 21600 0 21600 21600 0 21600 0 0 Z N"/>
        </draw:custom-shape>
        <draw:custom-shape draw:style-name="gr52" draw:text-style-name="P31" xml:id="id46" draw:id="id46" draw:layer="layout" svg:width="1.317cm" svg:height="0.636cm" svg:x="7.223cm" svg:y="7.985cm">
          <text:p text:style-name="P30"><text:span text:style-name="T9">s_dac2_axi</text:span></text:p>
          <draw:enhanced-geometry svg:viewBox="0 0 21600 21600" draw:type="rectangle" draw:enhanced-path="M 0 0 L 21600 0 21600 21600 0 21600 0 0 Z N"/>
        </draw:custom-shape>
        <draw:custom-shape draw:style-name="gr52" draw:text-style-name="P31" xml:id="id42" draw:id="id42" draw:layer="layout" svg:width="1.317cm" svg:height="0.636cm" svg:x="8.623cm" svg:y="7.985cm">
          <text:p text:style-name="P30"><text:span text:style-name="T9">s_dac3_axi</text:span></text:p>
          <draw:enhanced-geometry svg:viewBox="0 0 21600 21600" draw:type="rectangle" draw:enhanced-path="M 0 0 L 21600 0 21600 21600 0 21600 0 0 Z N"/>
        </draw:custom-shape>
        <draw:custom-shape draw:style-name="gr52" draw:text-style-name="P31" xml:id="id68" draw:id="id68" draw:layer="layout" svg:width="1.317cm" svg:height="0.636cm" svg:x="10.023cm" svg:y="7.985cm">
          <text:p text:style-name="P30"><text:span text:style-name="T9">s_adc0_axi</text:span></text:p>
          <draw:enhanced-geometry svg:viewBox="0 0 21600 21600" draw:type="rectangle" draw:enhanced-path="M 0 0 L 21600 0 21600 21600 0 21600 0 0 Z N"/>
        </draw:custom-shape>
        <draw:custom-shape draw:style-name="gr52" draw:text-style-name="P31" xml:id="id64" draw:id="id64" draw:layer="layout" svg:width="1.317cm" svg:height="0.636cm" svg:x="11.423cm" svg:y="7.985cm">
          <text:p text:style-name="P30"><text:span text:style-name="T9">s_adc1_axi</text:span></text:p>
          <draw:enhanced-geometry svg:viewBox="0 0 21600 21600" draw:type="rectangle" draw:enhanced-path="M 0 0 L 21600 0 21600 21600 0 21600 0 0 Z N"/>
        </draw:custom-shape>
        <draw:custom-shape draw:style-name="gr52" draw:text-style-name="P31" xml:id="id40" draw:id="id40" draw:layer="layout" svg:width="1.317cm" svg:height="0.636cm" svg:x="12.823cm" svg:y="7.985cm">
          <text:p text:style-name="P30"><text:span text:style-name="T9">s_adc2_axi</text:span></text:p>
          <draw:enhanced-geometry svg:viewBox="0 0 21600 21600" draw:type="rectangle" draw:enhanced-path="M 0 0 L 21600 0 21600 21600 0 21600 0 0 Z N"/>
        </draw:custom-shape>
        <draw:custom-shape draw:style-name="gr52" draw:text-style-name="P31" xml:id="id38" draw:id="id38" draw:layer="layout" svg:width="1.317cm" svg:height="0.636cm" svg:x="14.223cm" svg:y="7.985cm">
          <text:p text:style-name="P30"><text:span text:style-name="T9">s_adc3_axi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xml:id="id39" draw:id="id39" draw:layer="layout" svg:width="4.318cm" svg:height="0.832cm" svg:x="9.643cm" svg:y="5.199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49" draw:text-style-name="P20" xml:id="id59" draw:id="id59" draw:layer="layout" svg:width="4.318cm" svg:height="0.508cm" svg:x="9.643cm" svg:y="5.034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50" draw:text-style-name="P11" draw:layer="layout" svg:width="12.954cm" svg:height="1.428cm" svg:x="2.909cm" svg:y="4.807cm">
          <text:p text:style-name="P5"><text:span text:style-name="T2">rfdc_dac_config_0.hdl <text:s text:c="35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0" draw:layer="layout" svg:width="4.318cm" svg:height="0.832cm" svg:x="9.643cm" svg:y="4.999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51" draw:text-style-name="P10" xml:id="id58" draw:id="id58" draw:layer="layout" svg:width="1.778cm" svg:height="0.762cm" svg:x="13.845cm" svg:y="4.045cm">
          <text:p text:style-name="P7"><text:span text:style-name="T3">ctl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svg:x1="14.734cm" svg:y1="4.807cm" svg:x2="13.961cm" svg:y2="5.288cm" draw:start-shape="id58" draw:start-glue-point="2" draw:end-shape="id59" draw:end-glue-point="1" svg:d="M14734 4807v481h-773" svg:viewBox="0 0 774 482">
          <text:p/>
        </draw:connector>
        <draw:custom-shape draw:style-name="gr19" draw:text-style-name="P20" xml:id="id41" draw:id="id41" draw:layer="layout" svg:width="4.318cm" svg:height="0.832cm" svg:x="9.434cm" svg:y="5.074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49" draw:text-style-name="P20" xml:id="id61" draw:id="id61" draw:layer="layout" svg:width="4.318cm" svg:height="0.508cm" svg:x="9.434cm" svg:y="4.909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50" draw:text-style-name="P11" draw:layer="layout" svg:width="12.954cm" svg:height="1.428cm" svg:x="2.7cm" svg:y="4.682cm">
          <text:p text:style-name="P5"><text:span text:style-name="T2">rfdc_dac_config_0.hdl <text:s text:c="35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0" draw:layer="layout" svg:width="4.318cm" svg:height="0.832cm" svg:x="9.434cm" svg:y="4.874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51" draw:text-style-name="P10" xml:id="id60" draw:id="id60" draw:layer="layout" svg:width="1.778cm" svg:height="0.762cm" svg:x="13.636cm" svg:y="3.92cm">
          <text:p text:style-name="P7"><text:span text:style-name="T3">ctl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svg:x1="14.525cm" svg:y1="4.682cm" svg:x2="13.752cm" svg:y2="5.163cm" draw:start-shape="id60" draw:start-glue-point="2" draw:end-shape="id61" draw:end-glue-point="1" svg:d="M14525 4682v481h-773" svg:viewBox="0 0 774 482">
          <text:p/>
        </draw:connector>
        <draw:custom-shape draw:style-name="gr2" draw:text-style-name="P3" draw:layer="layout" svg:width="2.43cm" svg:height="0.889cm" svg:x="12.905cm" svg:y="5.985cm">
          <text:p text:style-name="P2"><text:span text:style-name="T1">m_ax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0" xml:id="id65" draw:id="id65" draw:layer="layout" svg:width="4.318cm" svg:height="0.832cm" svg:x="9.225cm" svg:y="4.949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49" draw:text-style-name="P20" xml:id="id63" draw:id="id63" draw:layer="layout" svg:width="4.318cm" svg:height="0.508cm" svg:x="9.225cm" svg:y="4.784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50" draw:text-style-name="P11" draw:layer="layout" svg:width="12.954cm" svg:height="1.428cm" svg:x="2.491cm" svg:y="4.557cm">
          <text:p text:style-name="P5"><text:span text:style-name="T2">rfdc_dac_config_0.hdl <text:s text:c="35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0" draw:layer="layout" svg:width="4.318cm" svg:height="0.832cm" svg:x="9.225cm" svg:y="4.749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51" draw:text-style-name="P10" xml:id="id62" draw:id="id62" draw:layer="layout" svg:width="1.778cm" svg:height="0.762cm" svg:x="13.427cm" svg:y="3.795cm">
          <text:p text:style-name="P7"><text:span text:style-name="T3">ctl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svg:x1="14.316cm" svg:y1="4.557cm" svg:x2="13.543cm" svg:y2="5.038cm" draw:start-shape="id62" draw:start-glue-point="2" draw:end-shape="id63" draw:end-glue-point="1" svg:d="M14316 4557v481h-773" svg:viewBox="0 0 774 482">
          <text:p/>
        </draw:connector>
        <draw:custom-shape draw:style-name="gr19" draw:text-style-name="P20" xml:id="id69" draw:id="id69" draw:layer="layout" svg:width="4.318cm" svg:height="0.832cm" svg:x="9.016cm" svg:y="4.824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49" draw:text-style-name="P20" xml:id="id67" draw:id="id67" draw:layer="layout" svg:width="4.318cm" svg:height="0.508cm" svg:x="9.016cm" svg:y="4.659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ustom-shape draw:style-name="gr51" draw:text-style-name="P10" xml:id="id66" draw:id="id66" draw:layer="layout" svg:width="1.778cm" svg:height="0.762cm" svg:x="13.218cm" svg:y="3.67cm">
          <text:p text:style-name="P7"><text:span text:style-name="T3">ctl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draw:line-skew="0.408cm 0.782cm" svg:x1="12.081cm" svg:y1="7.985cm" svg:x2="13.543cm" svg:y2="5.365cm" draw:start-shape="id64" draw:start-glue-point="0" draw:end-shape="id65" draw:end-glue-point="1" svg:d="M12081 7985v-685h2762v-1935h-1300" svg:viewBox="0 0 2763 2621">
          <text:p/>
        </draw:connector>
        <draw:custom-shape draw:style-name="gr2" draw:text-style-name="P3" draw:layer="layout" svg:width="2.43cm" svg:height="0.889cm" svg:x="12.696cm" svg:y="5.86cm">
          <text:p text:style-name="P2"><text:span text:style-name="T1">m_ax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1" draw:layer="layout" svg:width="12.954cm" svg:height="1.428cm" svg:x="2.282cm" svg:y="4.432cm">
          <text:p text:style-name="P5"><text:span text:style-name="T2">rfdc_adc_config_0.hdl <text:s text:c="35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2" draw:layer="layout" svg:x1="14.107cm" svg:y1="4.432cm" svg:x2="13.334cm" svg:y2="4.913cm" draw:start-shape="id66" draw:start-glue-point="2" draw:end-shape="id67" draw:end-glue-point="1" svg:d="M14107 4432v481h-773" svg:viewBox="0 0 774 482">
          <text:p/>
        </draw:connector>
        <draw:custom-shape draw:style-name="gr19" draw:text-style-name="P20" draw:layer="layout" svg:width="4.318cm" svg:height="0.832cm" svg:x="9.016cm" svg:y="4.624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draw:line-skew="0.344cm 0.905cm" svg:x1="10.681cm" svg:y1="7.985cm" svg:x2="13.334cm" svg:y2="5.24cm" draw:start-shape="id68" draw:start-glue-point="0" draw:end-shape="id69" draw:end-glue-point="1" svg:d="M10681 7985v-812h4076v-1933h-1423" svg:viewBox="0 0 4077 2746">
          <text:p/>
        </draw:connector>
        <draw:custom-shape draw:style-name="gr53" draw:text-style-name="P20" xml:id="id70" draw:id="id70" draw:layer="layout" svg:width="0.254cm" svg:height="0.832cm" svg:x="16.875cm" svg:y="12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0" xml:id="id71" draw:id="id71" draw:layer="layout" svg:width="0.254cm" svg:height="0.832cm" svg:x="17.075cm" svg:y="12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0" xml:id="id72" draw:id="id72" draw:layer="layout" svg:width="0.254cm" svg:height="0.832cm" svg:x="17.275cm" svg:y="12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0" xml:id="id73" draw:id="id73" draw:layer="layout" svg:width="0.254cm" svg:height="0.832cm" svg:x="17.475cm" svg:y="12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0" xml:id="id74" draw:id="id74" draw:layer="layout" svg:width="0.254cm" svg:height="0.832cm" svg:x="17.675cm" svg:y="12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0" xml:id="id75" draw:id="id75" draw:layer="layout" svg:width="0.254cm" svg:height="0.832cm" svg:x="17.875cm" svg:y="12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0" xml:id="id76" draw:id="id76" draw:layer="layout" svg:width="0.254cm" svg:height="0.832cm" svg:x="18.075cm" svg:y="12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0" xml:id="id77" draw:id="id77" draw:layer="layout" svg:width="0.254cm" svg:height="0.832cm" svg:x="18.275cm" svg:y="12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2" draw:layer="layout" draw:line-skew="-0.628cm" svg:x1="5.081cm" svg:y1="8.621cm" svg:x2="17.002cm" svg:y2="12.085cm" draw:start-shape="id54" draw:start-glue-point="2" draw:end-shape="id70" draw:end-glue-point="0" svg:d="M5081 8621v1096h11921v2368" svg:viewBox="0 0 11922 3465">
          <text:p/>
        </draw:connector>
        <draw:connector draw:style-name="gr10" draw:text-style-name="P12" draw:layer="layout" draw:line-skew="-0.755cm" svg:x1="6.481cm" svg:y1="8.621cm" svg:x2="17.202cm" svg:y2="12.085cm" draw:start-shape="id50" draw:start-glue-point="2" draw:end-shape="id71" draw:end-glue-point="0" svg:d="M6481 8621v969h10721v2495" svg:viewBox="0 0 10722 3465">
          <text:p/>
        </draw:connector>
        <draw:connector draw:style-name="gr10" draw:text-style-name="P12" draw:layer="layout" draw:line-skew="-0.882cm" svg:x1="7.881cm" svg:y1="8.621cm" svg:x2="17.402cm" svg:y2="12.085cm" draw:start-shape="id46" draw:end-shape="id72" draw:end-glue-point="0" svg:d="M7881 8621v842h9521v2622" svg:viewBox="0 0 9522 3465">
          <text:p/>
        </draw:connector>
        <draw:connector draw:style-name="gr10" draw:text-style-name="P12" draw:layer="layout" draw:line-skew="-1.009cm" svg:x1="9.281cm" svg:y1="8.621cm" svg:x2="17.602cm" svg:y2="12.085cm" draw:start-shape="id42" draw:start-glue-point="2" draw:end-shape="id73" draw:end-glue-point="0" svg:d="M9281 8621v715h8321v2749" svg:viewBox="0 0 8322 3465">
          <text:p/>
        </draw:connector>
        <draw:connector draw:style-name="gr10" draw:text-style-name="P12" draw:layer="layout" draw:line-skew="-1.136cm" svg:x1="10.681cm" svg:y1="8.621cm" svg:x2="17.802cm" svg:y2="12.085cm" draw:start-shape="id68" draw:start-glue-point="2" draw:end-shape="id74" draw:end-glue-point="0" svg:d="M10681 8621v588h7121v2876" svg:viewBox="0 0 7122 3465">
          <text:p/>
        </draw:connector>
        <draw:connector draw:style-name="gr10" draw:text-style-name="P12" draw:layer="layout" draw:line-skew="-1.263cm" svg:x1="12.081cm" svg:y1="8.621cm" svg:x2="18.002cm" svg:y2="12.085cm" draw:start-shape="id64" draw:end-shape="id75" draw:end-glue-point="0" svg:d="M12081 8621v461h5921v3003" svg:viewBox="0 0 5922 3465">
          <text:p/>
        </draw:connector>
        <draw:connector draw:style-name="gr10" draw:text-style-name="P12" draw:layer="layout" draw:line-skew="-1.39cm" svg:x1="13.481cm" svg:y1="8.621cm" svg:x2="18.202cm" svg:y2="12.085cm" draw:start-shape="id40" draw:start-glue-point="2" draw:end-shape="id76" draw:end-glue-point="0" svg:d="M13481 8621v334h4721v3130" svg:viewBox="0 0 4722 3465">
          <text:p/>
        </draw:connector>
        <draw:connector draw:style-name="gr10" draw:text-style-name="P12" draw:layer="layout" draw:line-skew="-1.517cm" svg:x1="14.881cm" svg:y1="8.621cm" svg:x2="18.402cm" svg:y2="12.085cm" draw:start-shape="id38" draw:start-glue-point="2" draw:end-shape="id77" draw:end-glue-point="0" svg:d="M14881 8621v207h3521v3257" svg:viewBox="0 0 3522 3465">
          <text:p/>
        </draw:connector>
        <draw:custom-shape draw:style-name="gr54" draw:text-style-name="P20" xml:id="id20" draw:id="id20" draw:layer="layout" svg:width="4.826cm" svg:height="0.832cm" svg:x="16.875cm" svg:y="12.085cm">
          <text:p text:style-name="P4"><text:span text:style-name="T2">axi_interconnect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xml:id="id2" draw:id="id2" draw:layer="layout" svg:width="4.318cm" svg:height="0.832cm" svg:x="18.588cm" svg:y="9.715cm">
          <text:p text:style-name="P4"><text:span text:style-name="T2">raw2axi_lite32</text:span></text:p>
          <draw:enhanced-geometry svg:viewBox="0 0 21600 21600" draw:type="rectangle" draw:enhanced-path="M 0 0 L 21600 0 21600 21600 0 21600 0 0 Z N"/>
        </draw:custom-shape>
        <draw:connector draw:style-name="gr25" draw:text-style-name="P12" draw:layer="layout" draw:line-skew="0.311cm" svg:x1="20.177cm" svg:y1="16.863cm" svg:x2="26.476cm" svg:y2="18.65cm" draw:start-shape="id78" draw:start-glue-point="1" draw:end-shape="id79" draw:end-glue-point="4" svg:d="M20177 16863h3175v2301h3124v-514" svg:viewBox="0 0 6300 2302">
          <text:p/>
        </draw:connector>
        <draw:frame draw:style-name="gr42" draw:text-style-name="P21" draw:layer="layout" svg:width="1.895cm" svg:height="0.721cm" svg:x="24.861cm" svg:y="20.299cm">
          <draw:text-box>
            <text:p><text:span text:style-name="T7">rf_txs[3]</text:span></text:p>
          </draw:text-box>
        </draw:frame>
        <draw:frame draw:style-name="gr42" draw:text-style-name="P21" draw:layer="layout" svg:width="1.895cm" svg:height="0.721cm" svg:x="24.734cm" svg:y="19.41cm">
          <draw:text-box>
            <text:p><text:span text:style-name="T7">rf_txs[2]</text:span></text:p>
          </draw:text-box>
        </draw:frame>
        <draw:custom-shape draw:style-name="gr31" draw:text-style-name="P22" xml:id="id79" draw:id="id79" draw:layer="layout" svg:width="1.143cm" svg:height="0.889cm" draw:transform="rotate (-3.14159265358979) translate (27.046cm 18.6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2" draw:text-style-name="P12" draw:layer="layout" draw:line-skew="-1.169cm" svg:x1="20.177cm" svg:y1="17.063cm" svg:x2="26.895cm" svg:y2="19.739cm" draw:start-shape="id80" draw:start-glue-point="1" draw:end-shape="id81" draw:end-glue-point="4" svg:d="M20177 17063h1905v3191h4813v-515" svg:viewBox="0 0 6719 3192">
          <text:p/>
        </draw:connector>
        <draw:custom-shape draw:style-name="gr31" draw:text-style-name="P22" xml:id="id81" draw:id="id81" draw:layer="layout" svg:width="1.143cm" svg:height="0.889cm" draw:transform="rotate (-3.14159265358979) translate (27.465cm 19.73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5" draw:text-style-name="P32" draw:layer="layout" svg:width="9.866cm" svg:height="0.727cm" svg:x="2.778cm" svg:y="14.202cm">
          <draw:text-box>
            <text:p><text:span text:style-name="T10">(a) included only to route Tile 230 clock to Tile 231</text:span></text:p>
            <text:p><text:span text:style-name="T10"/></text:p>
          </draw:text-box>
        </draw:frame>
        <draw:frame draw:style-name="standard" draw:layer="layout" svg:width="13.276cm" svg:height="4.488cm" svg:x="2.98cm" svg:y="9.818cm">
          <table:table table:template-name="turquois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1">
              <table:table-cell>
                <text:p><text:span text:style-name="T11">OpenCPI</text:span></text:p>
                <text:p><text:span text:style-name="T11">Worker</text:span></text:p>
                <text:p><text:span text:style-name="T11">RF</text:span></text:p>
                <text:p><text:span text:style-name="T11">Signal</text:span></text:p>
              </table:table-cell>
              <table:table-cell>
                <text:p text:style-name="P33"><text:span text:style-name="T11">OpenCPI</text:span></text:p>
                <text:p text:style-name="P33"><text:span text:style-name="T11">Worker</text:span></text:p>
                <text:p text:style-name="P33"><text:span text:style-name="T11">Clock</text:span></text:p>
                <text:p text:style-name="P33"><text:span text:style-name="T11">Signal</text:span></text:p>
              </table:table-cell>
              <table:table-cell>
                <text:p text:style-name="P33"><text:span text:style-name="T11">Clock Domain</text:span></text:p>
                <text:p text:style-name="P33"><text:span text:style-name="T11">(Xilinx IP Signal)</text:span></text:p>
              </table:table-cell>
              <table:table-cell>
                <text:p text:style-name="P33"><text:span text:style-name="T11">RFSoC</text:span></text:p>
                <text:p text:style-name="P33"><text:span text:style-name="T11">Converter </text:span></text:p>
              </table:table-cell>
              <table:table-cell>
                <text:p text:style-name="P33"><text:span text:style-name="T11">RFSoC</text:span></text:p>
                <text:p text:style-name="P33"><text:span text:style-name="T11">Tile Num</text:span></text:p>
              </table:table-cell>
              <table:table-cell>
                <text:p text:style-name="P33"><text:span text:style-name="T11">RFSoC Tile</text:span></text:p>
                <text:p text:style-name="P33"><text:span text:style-name="T11">Converter Num</text:span></text:p>
              </table:table-cell>
              <table:table-cell>
                <text:p text:style-name="P33"><text:span text:style-name="T11">Xilinx IP RF Port</text:span></text:p>
              </table:table-cell>
              <table:table-cell>
                <text:p text:style-name="P33"><text:span text:style-name="T11">Xilinx IP</text:span></text:p>
                <text:p text:style-name="P33"><text:span text:style-name="T11">AXI-S Port</text:span></text:p>
              </table:table-cell>
              <table:table-cell>
                <text:p text:style-name="P33"><text:span text:style-name="T11">OpenCPI</text:span></text:p>
                <text:p text:style-name="P33"><text:span text:style-name="T11">Primitive</text:span></text:p>
                <text:p text:style-name="P33"><text:span text:style-name="T11">Axi-S Port </text:span></text:p>
              </table:table-cell>
              <table:table-cell>
                <text:p text:style-name="P33"><text:span text:style-name="T11">OpenCPI</text:span></text:p>
                <text:p text:style-name="P33"><text:span text:style-name="T11">Worker</text:span></text:p>
                <text:p text:style-name="P33"><text:span text:style-name="T11">Port</text:span></text:p>
              </table:table-cell>
            </table:table-row>
            <table:table-row table:style-name="ro2" table:default-cell-style-name="ce1">
              <table:table-cell>
                <text:p text:style-name="P34"><text:span text:style-name="T11">rf_rxs[0]</text:span></text:p>
              </table:table-cell>
              <table:table-cell>
                <text:p text:style-name="P33"><text:span text:style-name="T11">rx_clks[0]</text:span></text:p>
              </table:table-cell>
              <table:table-cell>
                <text:p text:style-name="P33"><text:span text:style-name="T11">adc0_clk</text:span></text:p>
              </table:table-cell>
              <table:table-cell>
                <text:p text:style-name="P33"><text:span text:style-name="T11">ADC0</text:span></text:p>
              </table:table-cell>
              <table:table-cell>
                <text:p text:style-name="P33"><text:span text:style-name="T11">224</text:span></text:p>
              </table:table-cell>
              <table:table-cell>
                <text:p text:style-name="P33"><text:span text:style-name="T11">0/1</text:span></text:p>
              </table:table-cell>
              <table:table-cell>
                <text:p text:style-name="P33"><text:span text:style-name="T11">vin0_01</text:span></text:p>
              </table:table-cell>
              <table:table-cell>
                <text:p text:style-name="P33"><text:span text:style-name="T11">m00_axis (I)</text:span></text:p>
                <text:p text:style-name="P33"><text:span text:style-name="T11">m01_axis (Q)</text:span></text:p>
              </table:table-cell>
              <table:table-cell>
                <text:p text:style-name="P33"><text:span text:style-name="T11">m_axis_0</text:span></text:p>
              </table:table-cell>
              <table:table-cell>
                <text:p text:style-name="P33"><text:span text:style-name="T11">out0 (I/Q)</text:span></text:p>
              </table:table-cell>
            </table:table-row>
            <table:table-row table:style-name="ro2" table:default-cell-style-name="ce1">
              <table:table-cell>
                <text:p text:style-name="P34"><text:span text:style-name="T11">rf_rxs[1]</text:span></text:p>
              </table:table-cell>
              <table:table-cell>
                <text:p text:style-name="P33"><text:span text:style-name="T11">rx_clks[1]</text:span></text:p>
              </table:table-cell>
              <table:table-cell>
                <text:p text:style-name="P33"><text:span text:style-name="T11">adc2_clk</text:span></text:p>
              </table:table-cell>
              <table:table-cell>
                <text:p text:style-name="P33"><text:span text:style-name="T11">ADC2</text:span></text:p>
              </table:table-cell>
              <table:table-cell>
                <text:p text:style-name="P33"><text:span text:style-name="T11">226</text:span></text:p>
              </table:table-cell>
              <table:table-cell>
                <text:p text:style-name="P33"><text:span text:style-name="T11">0/1</text:span></text:p>
              </table:table-cell>
              <table:table-cell>
                <text:p text:style-name="P33"><text:span text:style-name="T11">vin2_01</text:span></text:p>
              </table:table-cell>
              <table:table-cell>
                <text:p text:style-name="P33"><text:span text:style-name="T11">m20_axis (I)</text:span></text:p>
                <text:p text:style-name="P33"><text:span text:style-name="T11">m21_axis (Q</text:span></text:p>
              </table:table-cell>
              <table:table-cell>
                <text:p text:style-name="P33"><text:span text:style-name="T11">m_axis_1</text:span></text:p>
              </table:table-cell>
              <table:table-cell>
                <text:p text:style-name="P33"><text:span text:style-name="T11">out1 (I/Q)</text:span></text:p>
              </table:table-cell>
            </table:table-row>
            <table:table-row table:style-name="ro2" table:default-cell-style-name="ce1">
              <table:table-cell>
                <text:p text:style-name="P34"><text:span text:style-name="T11">rf_txs[2]</text:span></text:p>
              </table:table-cell>
              <table:table-cell>
                <text:p text:style-name="P33"><text:span text:style-name="T11">tx_clks[0]</text:span></text:p>
              </table:table-cell>
              <table:table-cell>
                <text:p text:style-name="P33"><text:span text:style-name="T11">dac2_clk</text:span></text:p>
              </table:table-cell>
              <table:table-cell>
                <text:p text:style-name="P33"><text:span text:style-name="T11">DAC2</text:span></text:p>
              </table:table-cell>
              <table:table-cell>
                <text:p text:style-name="P33"><text:span text:style-name="T11">230</text:span></text:p>
              </table:table-cell>
              <table:table-cell>
                <text:p text:style-name="P33"><text:span text:style-name="T11">0</text:span></text:p>
              </table:table-cell>
              <table:table-cell>
                <text:p text:style-name="P33"><text:span text:style-name="T11">vout20</text:span></text:p>
              </table:table-cell>
              <table:table-cell>
                <text:p text:style-name="P33"><text:span text:style-name="T11">s20_axis (I/Q)</text:span></text:p>
              </table:table-cell>
              <table:table-cell>
                <text:p text:style-name="P33"><text:span text:style-name="T11">(a)</text:span></text:p>
              </table:table-cell>
              <table:table-cell>
                <text:p text:style-name="P33"><text:span text:style-name="T11">(a)</text:span></text:p>
              </table:table-cell>
            </table:table-row>
            <table:table-row table:style-name="ro2" table:default-cell-style-name="ce1">
              <table:table-cell>
                <text:p text:style-name="P34"><text:span text:style-name="T11">rf_txs[3]</text:span></text:p>
              </table:table-cell>
              <table:table-cell>
                <text:p text:style-name="P33"><text:span text:style-name="T11">tx_clks[0]</text:span></text:p>
              </table:table-cell>
              <table:table-cell>
                <text:p text:style-name="P33"><text:span text:style-name="T11">dac2_clk</text:span></text:p>
              </table:table-cell>
              <table:table-cell>
                <text:p text:style-name="P33"><text:span text:style-name="T11">DAC2</text:span></text:p>
              </table:table-cell>
              <table:table-cell>
                <text:p text:style-name="P33"><text:span text:style-name="T11">230</text:span></text:p>
              </table:table-cell>
              <table:table-cell>
                <text:p text:style-name="P33"><text:span text:style-name="T11">2</text:span></text:p>
              </table:table-cell>
              <table:table-cell>
                <text:p text:style-name="P33"><text:span text:style-name="T11">vout22</text:span></text:p>
              </table:table-cell>
              <table:table-cell>
                <text:p text:style-name="P33"><text:span text:style-name="T11">s22_axis (I/Q)</text:span></text:p>
              </table:table-cell>
              <table:table-cell>
                <text:p text:style-name="P33"><text:span text:style-name="T11">(a)</text:span></text:p>
              </table:table-cell>
              <table:table-cell>
                <text:p text:style-name="P35"><text:span text:style-name="T11">(a)</text:span></text:p>
              </table:table-cell>
            </table:table-row>
            <table:table-row table:style-name="ro2" table:default-cell-style-name="ce1">
              <table:table-cell>
                <text:p text:style-name="P34"><text:span text:style-name="T11">rf_txs[0]</text:span></text:p>
              </table:table-cell>
              <table:table-cell>
                <text:p text:style-name="P33"><text:span text:style-name="T11">tx_clks[0]</text:span></text:p>
              </table:table-cell>
              <table:table-cell>
                <text:p text:style-name="P33"><text:span text:style-name="T11">dac2_clk</text:span></text:p>
              </table:table-cell>
              <table:table-cell>
                <text:p text:style-name="P33"><text:span text:style-name="T11">DAC3</text:span></text:p>
              </table:table-cell>
              <table:table-cell>
                <text:p text:style-name="P33"><text:span text:style-name="T11">231</text:span></text:p>
              </table:table-cell>
              <table:table-cell>
                <text:p text:style-name="P33"><text:span text:style-name="T11">0</text:span></text:p>
              </table:table-cell>
              <table:table-cell>
                <text:p text:style-name="P33"><text:span text:style-name="T11">vout30</text:span></text:p>
              </table:table-cell>
              <table:table-cell>
                <text:p text:style-name="P33"><text:span text:style-name="T11">s30_axis (I/Q)</text:span></text:p>
              </table:table-cell>
              <table:table-cell>
                <text:p text:style-name="P33"><text:span text:style-name="T11">s_axis_0</text:span></text:p>
              </table:table-cell>
              <table:table-cell>
                <text:p text:style-name="P33"><text:span text:style-name="T11">in0 (I/Q)</text:span></text:p>
              </table:table-cell>
            </table:table-row>
            <table:table-row table:style-name="ro2" table:default-cell-style-name="ce1">
              <table:table-cell>
                <text:p text:style-name="P34"><text:span text:style-name="T11">rf_txs[1]</text:span></text:p>
              </table:table-cell>
              <table:table-cell>
                <text:p text:style-name="P33"><text:span text:style-name="T11">tx_clks[0]</text:span></text:p>
              </table:table-cell>
              <table:table-cell>
                <text:p text:style-name="P33"><text:span text:style-name="T11">dac2_clk</text:span></text:p>
              </table:table-cell>
              <table:table-cell>
                <text:p text:style-name="P33"><text:span text:style-name="T11">DAC3</text:span></text:p>
              </table:table-cell>
              <table:table-cell>
                <text:p text:style-name="P33"><text:span text:style-name="T11">231</text:span></text:p>
              </table:table-cell>
              <table:table-cell>
                <text:p text:style-name="P33"><text:span text:style-name="T11">2</text:span></text:p>
              </table:table-cell>
              <table:table-cell>
                <text:p text:style-name="P33"><text:span text:style-name="T11">vout32</text:span></text:p>
              </table:table-cell>
              <table:table-cell>
                <text:p text:style-name="P33"><text:span text:style-name="T11">s32_axis (I/Q)</text:span></text:p>
              </table:table-cell>
              <table:table-cell>
                <text:p text:style-name="P33"><text:span text:style-name="T11">s_axis_1</text:span></text:p>
              </table:table-cell>
              <table:table-cell>
                <text:p text:style-name="P33"><text:span text:style-name="T11">in1 (I/Q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893cm" svg:height="6.257cm" svg:x="23.046cm" svg:y="7.413cm">
          <table:table table:template-name="turquoise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3" table:default-cell-style-name="ce2">
              <table:table-cell>
                <text:p><text:span text:style-name="T12">OpenCPI</text:span><text:span text:style-name="T12"><text:line-break/></text:span><text:span text:style-name="T12">Worker</text:span></text:p>
              </table:table-cell>
              <table:table-cell>
                <text:p text:style-name="P36"><text:span text:style-name="T12">rfdc_prim</text:span><text:span text:style-name="T12"><text:line-break/></text:span><text:span text:style-name="T12">Offset Address</text:span></text:p>
              </table:table-cell>
              <table:table-cell>
                <text:p text:style-name="P36"><text:span text:style-name="T12">rfdc_prim</text:span></text:p>
                <text:p text:style-name="P36"><text:span text:style-name="T12">High Address</text:span></text:p>
              </table:table-cell>
            </table:table-row>
            <table:table-row table:style-name="ro2" table:default-cell-style-name="ce2">
              <table:table-cell>
                <text:p text:style-name="P37"><text:span text:style-name="T12">rfdc</text:span></text:p>
              </table:table-cell>
              <table:table-cell>
                <text:p text:style-name="P36"><text:span text:style-name="T12">0x00000</text:span></text:p>
              </table:table-cell>
              <table:table-cell>
                <text:p text:style-name="P36"><text:span text:style-name="T12">0x03FFF</text:span></text:p>
              </table:table-cell>
            </table:table-row>
            <table:table-row table:style-name="ro2" table:default-cell-style-name="ce2">
              <table:table-cell>
                <text:p text:style-name="P37"><text:span text:style-name="T12">rfdc_dac_config_0</text:span></text:p>
              </table:table-cell>
              <table:table-cell>
                <text:p text:style-name="P36"><text:span text:style-name="T12">0x04000</text:span></text:p>
              </table:table-cell>
              <table:table-cell>
                <text:p text:style-name="P36"><text:span text:style-name="T12">0x07FFF</text:span></text:p>
              </table:table-cell>
            </table:table-row>
            <table:table-row table:style-name="ro2" table:default-cell-style-name="ce2">
              <table:table-cell>
                <text:p text:style-name="P37"><text:span text:style-name="T12">rfdc_dac_config_1</text:span></text:p>
              </table:table-cell>
              <table:table-cell>
                <text:p text:style-name="P36"><text:span text:style-name="T12">0x08000</text:span></text:p>
              </table:table-cell>
              <table:table-cell>
                <text:p text:style-name="P36"><text:span text:style-name="T12">0x0BFFF</text:span></text:p>
              </table:table-cell>
            </table:table-row>
            <table:table-row table:style-name="ro2" table:default-cell-style-name="ce2">
              <table:table-cell>
                <text:p text:style-name="P37"><text:span text:style-name="T12">rfdc_dac_config_2</text:span></text:p>
              </table:table-cell>
              <table:table-cell>
                <text:p text:style-name="P36"><text:span text:style-name="T12">0x0C000</text:span></text:p>
              </table:table-cell>
              <table:table-cell>
                <text:p text:style-name="P36"><text:span text:style-name="T12">0x0FFFF</text:span></text:p>
              </table:table-cell>
            </table:table-row>
            <table:table-row table:style-name="ro2" table:default-cell-style-name="ce2">
              <table:table-cell>
                <text:p text:style-name="P37"><text:span text:style-name="T12">rfdc_dac_config_3</text:span></text:p>
              </table:table-cell>
              <table:table-cell>
                <text:p text:style-name="P36"><text:span text:style-name="T12">0x10000</text:span></text:p>
              </table:table-cell>
              <table:table-cell>
                <text:p text:style-name="P36"><text:span text:style-name="T12">0x13FFF</text:span></text:p>
              </table:table-cell>
            </table:table-row>
            <table:table-row table:style-name="ro2" table:default-cell-style-name="ce2">
              <table:table-cell>
                <text:p text:style-name="P37"><text:span text:style-name="T12">rfdc_adc_config_0</text:span></text:p>
              </table:table-cell>
              <table:table-cell>
                <text:p text:style-name="P36"><text:span text:style-name="T12">0x14000</text:span></text:p>
              </table:table-cell>
              <table:table-cell>
                <text:p text:style-name="P36"><text:span text:style-name="T12">0x17FFF</text:span></text:p>
              </table:table-cell>
            </table:table-row>
            <table:table-row table:style-name="ro2" table:default-cell-style-name="ce2">
              <table:table-cell>
                <text:p text:style-name="P37"><text:span text:style-name="T12">rfdc_adc_config_1</text:span></text:p>
              </table:table-cell>
              <table:table-cell>
                <text:p text:style-name="P36"><text:span text:style-name="T12">0x18000</text:span></text:p>
              </table:table-cell>
              <table:table-cell>
                <text:p text:style-name="P36"><text:span text:style-name="T12">0x1BFFF</text:span></text:p>
              </table:table-cell>
            </table:table-row>
            <table:table-row table:style-name="ro2" table:default-cell-style-name="ce2">
              <table:table-cell>
                <text:p text:style-name="P37"><text:span text:style-name="T12">rfdc_adc_config_2</text:span></text:p>
              </table:table-cell>
              <table:table-cell>
                <text:p text:style-name="P36"><text:span text:style-name="T12">0x1C000</text:span></text:p>
              </table:table-cell>
              <table:table-cell>
                <text:p text:style-name="P36"><text:span text:style-name="T12">0x1FFFF</text:span></text:p>
              </table:table-cell>
            </table:table-row>
            <table:table-row table:style-name="ro2" table:default-cell-style-name="ce2">
              <table:table-cell>
                <text:p text:style-name="P37"><text:span text:style-name="T12">rfdc_adc_config_3</text:span></text:p>
              </table:table-cell>
              <table:table-cell>
                <text:p text:style-name="P36"><text:span text:style-name="T12">0x20000</text:span></text:p>
              </table:table-cell>
              <table:table-cell>
                <text:p text:style-name="P36"><text:span text:style-name="T12">0x23FFF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6" draw:text-style-name="P39" draw:layer="layout" svg:width="7.694cm" svg:height="0.641cm" svg:x="20.484cm" svg:y="6.969cm">
          <draw:text-box>
            <text:p text:style-name="P38"><text:span text:style-name="T10">https://docs.xilinx.com/r/en-US/pg269-rf-data-converter/Register-Spa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03T14:29:47.829743734</meta:creation-date>
    <dc:date>2023-04-06T14:12:00.031000000</dc:date>
    <meta:editing-duration>P5DT7H12M19S</meta:editing-duration>
    <meta:editing-cycles>26</meta:editing-cycles>
    <meta:generator>LibreOffice/7.5.0.3$Windows_X86_64 LibreOffice_project/c21113d003cd3efa8c53188764377a8272d9d6de</meta:generator>
    <meta:document-statistic meta:object-count="189"/>
  </office:meta>
</office:document-meta>
</file>